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19410</text:p>
          </table:table-cell>
          <table:table-cell table:formula="of:=[.$B$1]&amp;[.A2]&amp;&quot;/[0:300]&quot;" office:value-type="string" office:string-value="https://reader.izneo.com/read/9782800119410/[0:300]" calcext:value-type="string">
            <text:p>https://reader.izneo.com/read/9782800119410/[0:300]</text:p>
          </table:table-cell>
        </table:table-row>
        <table:table-row table:style-name="ro1">
          <table:table-cell office:value-type="string" calcext:value-type="string">
            <text:p>9782800119472</text:p>
          </table:table-cell>
          <table:table-cell table:formula="of:=[.$B$1]&amp;[.A3]&amp;&quot;/[0:300]&quot;" office:value-type="string" office:string-value="https://reader.izneo.com/read/9782800119472/[0:300]" calcext:value-type="string">
            <text:p>https://reader.izneo.com/read/9782800119472/[0:300]</text:p>
          </table:table-cell>
        </table:table-row>
        <table:table-row table:style-name="ro1">
          <table:table-cell office:value-type="string" calcext:value-type="string">
            <text:p>9782800119595</text:p>
          </table:table-cell>
          <table:table-cell table:formula="of:=[.$B$1]&amp;[.A4]&amp;&quot;/[0:300]&quot;" office:value-type="string" office:string-value="https://reader.izneo.com/read/9782800119595/[0:300]" calcext:value-type="string">
            <text:p>https://reader.izneo.com/read/9782800119595/[0:300]</text:p>
          </table:table-cell>
        </table:table-row>
        <table:table-row table:style-name="ro1">
          <table:table-cell office:value-type="string" calcext:value-type="string">
            <text:p>9782800119601</text:p>
          </table:table-cell>
          <table:table-cell table:formula="of:=[.$B$1]&amp;[.A5]&amp;&quot;/[0:300]&quot;" office:value-type="string" office:string-value="https://reader.izneo.com/read/9782800119601/[0:300]" calcext:value-type="string">
            <text:p>https://reader.izneo.com/read/9782800119601/[0:300]</text:p>
          </table:table-cell>
        </table:table-row>
        <table:table-row table:style-name="ro1">
          <table:table-cell office:value-type="string" calcext:value-type="string">
            <text:p>9782800119908</text:p>
          </table:table-cell>
          <table:table-cell table:formula="of:=[.$B$1]&amp;[.A6]&amp;&quot;/[0:300]&quot;" office:value-type="string" office:string-value="https://reader.izneo.com/read/9782800119908/[0:300]" calcext:value-type="string">
            <text:p>https://reader.izneo.com/read/9782800119908/[0:300]</text:p>
          </table:table-cell>
        </table:table-row>
        <table:table-row table:style-name="ro1">
          <table:table-cell office:value-type="string" calcext:value-type="string">
            <text:p>9782800120362</text:p>
          </table:table-cell>
          <table:table-cell table:formula="of:=[.$B$1]&amp;[.A7]&amp;&quot;/[0:300]&quot;" office:value-type="string" office:string-value="https://reader.izneo.com/read/9782800120362/[0:300]" calcext:value-type="string">
            <text:p>https://reader.izneo.com/read/9782800120362/[0:300]</text:p>
          </table:table-cell>
        </table:table-row>
        <table:table-row table:style-name="ro1">
          <table:table-cell office:value-type="string" calcext:value-type="string">
            <text:p>9782800120461</text:p>
          </table:table-cell>
          <table:table-cell table:formula="of:=[.$B$1]&amp;[.A8]&amp;&quot;/[0:300]&quot;" office:value-type="string" office:string-value="https://reader.izneo.com/read/9782800120461/[0:300]" calcext:value-type="string">
            <text:p>https://reader.izneo.com/read/9782800120461/[0:300]</text:p>
          </table:table-cell>
        </table:table-row>
        <table:table-row table:style-name="ro1">
          <table:table-cell office:value-type="string" calcext:value-type="string">
            <text:p>9782800120515</text:p>
          </table:table-cell>
          <table:table-cell table:formula="of:=[.$B$1]&amp;[.A9]&amp;&quot;/[0:300]&quot;" office:value-type="string" office:string-value="https://reader.izneo.com/read/9782800120515/[0:300]" calcext:value-type="string">
            <text:p>https://reader.izneo.com/read/9782800120515/[0:300]</text:p>
          </table:table-cell>
        </table:table-row>
        <table:table-row table:style-name="ro1">
          <table:table-cell office:value-type="string" calcext:value-type="string">
            <text:p>9782800120539</text:p>
          </table:table-cell>
          <table:table-cell table:formula="of:=[.$B$1]&amp;[.A10]&amp;&quot;/[0:300]&quot;" office:value-type="string" office:string-value="https://reader.izneo.com/read/9782800120539/[0:300]" calcext:value-type="string">
            <text:p>https://reader.izneo.com/read/9782800120539/[0:300]</text:p>
          </table:table-cell>
        </table:table-row>
        <table:table-row table:style-name="ro1">
          <table:table-cell office:value-type="string" calcext:value-type="string">
            <text:p>9782800120928</text:p>
          </table:table-cell>
          <table:table-cell table:formula="of:=[.$B$1]&amp;[.A11]&amp;&quot;/[0:300]&quot;" office:value-type="string" office:string-value="https://reader.izneo.com/read/9782800120928/[0:300]" calcext:value-type="string">
            <text:p>https://reader.izneo.com/read/9782800120928/[0:300]</text:p>
          </table:table-cell>
        </table:table-row>
        <table:table-row table:style-name="ro1">
          <table:table-cell office:value-type="string" calcext:value-type="string">
            <text:p>9782800120935</text:p>
          </table:table-cell>
          <table:table-cell table:formula="of:=[.$B$1]&amp;[.A12]&amp;&quot;/[0:300]&quot;" office:value-type="string" office:string-value="https://reader.izneo.com/read/9782800120935/[0:300]" calcext:value-type="string">
            <text:p>https://reader.izneo.com/read/9782800120935/[0:300]</text:p>
          </table:table-cell>
        </table:table-row>
        <table:table-row table:style-name="ro1">
          <table:table-cell office:value-type="string" calcext:value-type="string">
            <text:p>9782800121055</text:p>
          </table:table-cell>
          <table:table-cell table:formula="of:=[.$B$1]&amp;[.A13]&amp;&quot;/[0:300]&quot;" office:value-type="string" office:string-value="https://reader.izneo.com/read/9782800121055/[0:300]" calcext:value-type="string">
            <text:p>https://reader.izneo.com/read/9782800121055/[0:300]</text:p>
          </table:table-cell>
        </table:table-row>
        <table:table-row table:style-name="ro1">
          <table:table-cell office:value-type="string" calcext:value-type="string">
            <text:p>9782800121239</text:p>
          </table:table-cell>
          <table:table-cell table:formula="of:=[.$B$1]&amp;[.A14]&amp;&quot;/[0:300]&quot;" office:value-type="string" office:string-value="https://reader.izneo.com/read/9782800121239/[0:300]" calcext:value-type="string">
            <text:p>https://reader.izneo.com/read/9782800121239/[0:300]</text:p>
          </table:table-cell>
        </table:table-row>
        <table:table-row table:style-name="ro1">
          <table:table-cell office:value-type="string" calcext:value-type="string">
            <text:p>9782800121277</text:p>
          </table:table-cell>
          <table:table-cell table:formula="of:=[.$B$1]&amp;[.A15]&amp;&quot;/[0:300]&quot;" office:value-type="string" office:string-value="https://reader.izneo.com/read/9782800121277/[0:300]" calcext:value-type="string">
            <text:p>https://reader.izneo.com/read/9782800121277/[0:300]</text:p>
          </table:table-cell>
        </table:table-row>
        <table:table-row table:style-name="ro1">
          <table:table-cell office:value-type="string" calcext:value-type="string">
            <text:p>9782800121390</text:p>
          </table:table-cell>
          <table:table-cell table:formula="of:=[.$B$1]&amp;[.A16]&amp;&quot;/[0:300]&quot;" office:value-type="string" office:string-value="https://reader.izneo.com/read/9782800121390/[0:300]" calcext:value-type="string">
            <text:p>https://reader.izneo.com/read/9782800121390/[0:300]</text:p>
          </table:table-cell>
        </table:table-row>
        <table:table-row table:style-name="ro1">
          <table:table-cell office:value-type="string" calcext:value-type="string">
            <text:p>9782800121635</text:p>
          </table:table-cell>
          <table:table-cell table:formula="of:=[.$B$1]&amp;[.A17]&amp;&quot;/[0:300]&quot;" office:value-type="string" office:string-value="https://reader.izneo.com/read/9782800121635/[0:300]" calcext:value-type="string">
            <text:p>https://reader.izneo.com/read/9782800121635/[0:300]</text:p>
          </table:table-cell>
        </table:table-row>
        <table:table-row table:style-name="ro1">
          <table:table-cell office:value-type="string" calcext:value-type="string">
            <text:p>9782800121710</text:p>
          </table:table-cell>
          <table:table-cell table:formula="of:=[.$B$1]&amp;[.A18]&amp;&quot;/[0:300]&quot;" office:value-type="string" office:string-value="https://reader.izneo.com/read/9782800121710/[0:300]" calcext:value-type="string">
            <text:p>https://reader.izneo.com/read/9782800121710/[0:300]</text:p>
          </table:table-cell>
        </table:table-row>
        <table:table-row table:style-name="ro1">
          <table:table-cell office:value-type="string" calcext:value-type="string">
            <text:p>9782800121758</text:p>
          </table:table-cell>
          <table:table-cell table:formula="of:=[.$B$1]&amp;[.A19]&amp;&quot;/[0:300]&quot;" office:value-type="string" office:string-value="https://reader.izneo.com/read/9782800121758/[0:300]" calcext:value-type="string">
            <text:p>https://reader.izneo.com/read/9782800121758/[0:300]</text:p>
          </table:table-cell>
        </table:table-row>
        <table:table-row table:style-name="ro1">
          <table:table-cell office:value-type="string" calcext:value-type="string">
            <text:p>9782800121765</text:p>
          </table:table-cell>
          <table:table-cell table:formula="of:=[.$B$1]&amp;[.A20]&amp;&quot;/[0:300]&quot;" office:value-type="string" office:string-value="https://reader.izneo.com/read/9782800121765/[0:300]" calcext:value-type="string">
            <text:p>https://reader.izneo.com/read/9782800121765/[0:300]</text:p>
          </table:table-cell>
        </table:table-row>
        <table:table-row table:style-name="ro1">
          <table:table-cell office:value-type="string" calcext:value-type="string">
            <text:p>9782800121789</text:p>
          </table:table-cell>
          <table:table-cell table:formula="of:=[.$B$1]&amp;[.A21]&amp;&quot;/[0:300]&quot;" office:value-type="string" office:string-value="https://reader.izneo.com/read/9782800121789/[0:300]" calcext:value-type="string">
            <text:p>https://reader.izneo.com/read/9782800121789/[0:300]</text:p>
          </table:table-cell>
        </table:table-row>
        <table:table-row table:style-name="ro1">
          <table:table-cell office:value-type="string" calcext:value-type="string">
            <text:p>9782800122014</text:p>
          </table:table-cell>
          <table:table-cell table:formula="of:=[.$B$1]&amp;[.A22]&amp;&quot;/[0:300]&quot;" office:value-type="string" office:string-value="https://reader.izneo.com/read/9782800122014/[0:300]" calcext:value-type="string">
            <text:p>https://reader.izneo.com/read/9782800122014/[0:300]</text:p>
          </table:table-cell>
        </table:table-row>
        <table:table-row table:style-name="ro1">
          <table:table-cell office:value-type="string" calcext:value-type="string">
            <text:p>9782800122069</text:p>
          </table:table-cell>
          <table:table-cell table:formula="of:=[.$B$1]&amp;[.A23]&amp;&quot;/[0:300]&quot;" office:value-type="string" office:string-value="https://reader.izneo.com/read/9782800122069/[0:300]" calcext:value-type="string">
            <text:p>https://reader.izneo.com/read/9782800122069/[0:300]</text:p>
          </table:table-cell>
        </table:table-row>
        <table:table-row table:style-name="ro1">
          <table:table-cell office:value-type="string" calcext:value-type="string">
            <text:p>9782800122090</text:p>
          </table:table-cell>
          <table:table-cell table:formula="of:=[.$B$1]&amp;[.A24]&amp;&quot;/[0:300]&quot;" office:value-type="string" office:string-value="https://reader.izneo.com/read/9782800122090/[0:300]" calcext:value-type="string">
            <text:p>https://reader.izneo.com/read/9782800122090/[0:300]</text:p>
          </table:table-cell>
        </table:table-row>
        <table:table-row table:style-name="ro1">
          <table:table-cell office:value-type="string" calcext:value-type="string">
            <text:p>9782800122151</text:p>
          </table:table-cell>
          <table:table-cell table:formula="of:=[.$B$1]&amp;[.A25]&amp;&quot;/[0:300]&quot;" office:value-type="string" office:string-value="https://reader.izneo.com/read/9782800122151/[0:300]" calcext:value-type="string">
            <text:p>https://reader.izneo.com/read/9782800122151/[0:300]</text:p>
          </table:table-cell>
        </table:table-row>
        <table:table-row table:style-name="ro1">
          <table:table-cell office:value-type="string" calcext:value-type="string">
            <text:p>9782800122243</text:p>
          </table:table-cell>
          <table:table-cell table:formula="of:=[.$B$1]&amp;[.A26]&amp;&quot;/[0:300]&quot;" office:value-type="string" office:string-value="https://reader.izneo.com/read/9782800122243/[0:300]" calcext:value-type="string">
            <text:p>https://reader.izneo.com/read/9782800122243/[0:300]</text:p>
          </table:table-cell>
        </table:table-row>
        <table:table-row table:style-name="ro1">
          <table:table-cell office:value-type="string" calcext:value-type="string">
            <text:p>9782800122250</text:p>
          </table:table-cell>
          <table:table-cell table:formula="of:=[.$B$1]&amp;[.A27]&amp;&quot;/[0:300]&quot;" office:value-type="string" office:string-value="https://reader.izneo.com/read/9782800122250/[0:300]" calcext:value-type="string">
            <text:p>https://reader.izneo.com/read/9782800122250/[0:300]</text:p>
          </table:table-cell>
        </table:table-row>
        <table:table-row table:style-name="ro1">
          <table:table-cell office:value-type="string" calcext:value-type="string">
            <text:p>9782800122274</text:p>
          </table:table-cell>
          <table:table-cell table:formula="of:=[.$B$1]&amp;[.A28]&amp;&quot;/[0:300]&quot;" office:value-type="string" office:string-value="https://reader.izneo.com/read/9782800122274/[0:300]" calcext:value-type="string">
            <text:p>https://reader.izneo.com/read/9782800122274/[0:300]</text:p>
          </table:table-cell>
        </table:table-row>
        <table:table-row table:style-name="ro1">
          <table:table-cell office:value-type="string" calcext:value-type="string">
            <text:p>9782800122281</text:p>
          </table:table-cell>
          <table:table-cell table:formula="of:=[.$B$1]&amp;[.A29]&amp;&quot;/[0:300]&quot;" office:value-type="string" office:string-value="https://reader.izneo.com/read/9782800122281/[0:300]" calcext:value-type="string">
            <text:p>https://reader.izneo.com/read/9782800122281/[0:300]</text:p>
          </table:table-cell>
        </table:table-row>
        <table:table-row table:style-name="ro1">
          <table:table-cell office:value-type="string" calcext:value-type="string">
            <text:p>9782800123073</text:p>
          </table:table-cell>
          <table:table-cell table:formula="of:=[.$B$1]&amp;[.A30]&amp;&quot;/[0:300]&quot;" office:value-type="string" office:string-value="https://reader.izneo.com/read/9782800123073/[0:300]" calcext:value-type="string">
            <text:p>https://reader.izneo.com/read/9782800123073/[0:300]</text:p>
          </table:table-cell>
        </table:table-row>
        <table:table-row table:style-name="ro1">
          <table:table-cell office:value-type="string" calcext:value-type="string">
            <text:p>9782800123103</text:p>
          </table:table-cell>
          <table:table-cell table:formula="of:=[.$B$1]&amp;[.A31]&amp;&quot;/[0:300]&quot;" office:value-type="string" office:string-value="https://reader.izneo.com/read/9782800123103/[0:300]" calcext:value-type="string">
            <text:p>https://reader.izneo.com/read/9782800123103/[0:300]</text:p>
          </table:table-cell>
        </table:table-row>
        <table:table-row table:style-name="ro1">
          <table:table-cell office:value-type="string" calcext:value-type="string">
            <text:p>9782800123196</text:p>
          </table:table-cell>
          <table:table-cell table:formula="of:=[.$B$1]&amp;[.A32]&amp;&quot;/[0:300]&quot;" office:value-type="string" office:string-value="https://reader.izneo.com/read/9782800123196/[0:300]" calcext:value-type="string">
            <text:p>https://reader.izneo.com/read/9782800123196/[0:300]</text:p>
          </table:table-cell>
        </table:table-row>
        <table:table-row table:style-name="ro1">
          <table:table-cell office:value-type="string" calcext:value-type="string">
            <text:p>9782800123332</text:p>
          </table:table-cell>
          <table:table-cell table:formula="of:=[.$B$1]&amp;[.A33]&amp;&quot;/[0:300]&quot;" office:value-type="string" office:string-value="https://reader.izneo.com/read/9782800123332/[0:300]" calcext:value-type="string">
            <text:p>https://reader.izneo.com/read/9782800123332/[0:300]</text:p>
          </table:table-cell>
        </table:table-row>
        <table:table-row table:style-name="ro1">
          <table:table-cell office:value-type="string" calcext:value-type="string">
            <text:p>9782800123349</text:p>
          </table:table-cell>
          <table:table-cell table:formula="of:=[.$B$1]&amp;[.A34]&amp;&quot;/[0:300]&quot;" office:value-type="string" office:string-value="https://reader.izneo.com/read/9782800123349/[0:300]" calcext:value-type="string">
            <text:p>https://reader.izneo.com/read/9782800123349/[0:300]</text:p>
          </table:table-cell>
        </table:table-row>
        <table:table-row table:style-name="ro1">
          <table:table-cell office:value-type="string" calcext:value-type="string">
            <text:p>9782800123370</text:p>
          </table:table-cell>
          <table:table-cell table:formula="of:=[.$B$1]&amp;[.A35]&amp;&quot;/[0:300]&quot;" office:value-type="string" office:string-value="https://reader.izneo.com/read/9782800123370/[0:300]" calcext:value-type="string">
            <text:p>https://reader.izneo.com/read/9782800123370/[0:300]</text:p>
          </table:table-cell>
        </table:table-row>
        <table:table-row table:style-name="ro1">
          <table:table-cell office:value-type="string" calcext:value-type="string">
            <text:p>9782800123387</text:p>
          </table:table-cell>
          <table:table-cell table:formula="of:=[.$B$1]&amp;[.A36]&amp;&quot;/[0:300]&quot;" office:value-type="string" office:string-value="https://reader.izneo.com/read/9782800123387/[0:300]" calcext:value-type="string">
            <text:p>https://reader.izneo.com/read/9782800123387/[0:300]</text:p>
          </table:table-cell>
        </table:table-row>
        <table:table-row table:style-name="ro1">
          <table:table-cell office:value-type="string" calcext:value-type="string">
            <text:p>9782800123417</text:p>
          </table:table-cell>
          <table:table-cell table:formula="of:=[.$B$1]&amp;[.A37]&amp;&quot;/[0:300]&quot;" office:value-type="string" office:string-value="https://reader.izneo.com/read/9782800123417/[0:300]" calcext:value-type="string">
            <text:p>https://reader.izneo.com/read/9782800123417/[0:300]</text:p>
          </table:table-cell>
        </table:table-row>
        <table:table-row table:style-name="ro1">
          <table:table-cell office:value-type="string" calcext:value-type="string">
            <text:p>9782800123479</text:p>
          </table:table-cell>
          <table:table-cell table:formula="of:=[.$B$1]&amp;[.A38]&amp;&quot;/[0:300]&quot;" office:value-type="string" office:string-value="https://reader.izneo.com/read/9782800123479/[0:300]" calcext:value-type="string">
            <text:p>https://reader.izneo.com/read/9782800123479/[0:300]</text:p>
          </table:table-cell>
        </table:table-row>
        <table:table-row table:style-name="ro1">
          <table:table-cell office:value-type="string" calcext:value-type="string">
            <text:p>9782800123943</text:p>
          </table:table-cell>
          <table:table-cell table:formula="of:=[.$B$1]&amp;[.A39]&amp;&quot;/[0:300]&quot;" office:value-type="string" office:string-value="https://reader.izneo.com/read/9782800123943/[0:300]" calcext:value-type="string">
            <text:p>https://reader.izneo.com/read/9782800123943/[0:300]</text:p>
          </table:table-cell>
        </table:table-row>
        <table:table-row table:style-name="ro1">
          <table:table-cell office:value-type="string" calcext:value-type="string">
            <text:p>9782800124247</text:p>
          </table:table-cell>
          <table:table-cell table:formula="of:=[.$B$1]&amp;[.A40]&amp;&quot;/[0:300]&quot;" office:value-type="string" office:string-value="https://reader.izneo.com/read/9782800124247/[0:300]" calcext:value-type="string">
            <text:p>https://reader.izneo.com/read/9782800124247/[0:300]</text:p>
          </table:table-cell>
        </table:table-row>
        <table:table-row table:style-name="ro1">
          <table:table-cell office:value-type="string" calcext:value-type="string">
            <text:p>9782800124445</text:p>
          </table:table-cell>
          <table:table-cell table:formula="of:=[.$B$1]&amp;[.A41]&amp;&quot;/[0:300]&quot;" office:value-type="string" office:string-value="https://reader.izneo.com/read/9782800124445/[0:300]" calcext:value-type="string">
            <text:p>https://reader.izneo.com/read/9782800124445/[0:300]</text:p>
          </table:table-cell>
        </table:table-row>
        <table:table-row table:style-name="ro1">
          <table:table-cell office:value-type="string" calcext:value-type="string">
            <text:p>9782800124469</text:p>
          </table:table-cell>
          <table:table-cell table:formula="of:=[.$B$1]&amp;[.A42]&amp;&quot;/[0:300]&quot;" office:value-type="string" office:string-value="https://reader.izneo.com/read/9782800124469/[0:300]" calcext:value-type="string">
            <text:p>https://reader.izneo.com/read/9782800124469/[0:300]</text:p>
          </table:table-cell>
        </table:table-row>
        <table:table-row table:style-name="ro1">
          <table:table-cell office:value-type="string" calcext:value-type="string">
            <text:p>9782800124476</text:p>
          </table:table-cell>
          <table:table-cell table:formula="of:=[.$B$1]&amp;[.A43]&amp;&quot;/[0:300]&quot;" office:value-type="string" office:string-value="https://reader.izneo.com/read/9782800124476/[0:300]" calcext:value-type="string">
            <text:p>https://reader.izneo.com/read/9782800124476/[0:300]</text:p>
          </table:table-cell>
        </table:table-row>
        <table:table-row table:style-name="ro1">
          <table:table-cell office:value-type="string" calcext:value-type="string">
            <text:p>9782800124520</text:p>
          </table:table-cell>
          <table:table-cell table:formula="of:=[.$B$1]&amp;[.A44]&amp;&quot;/[0:300]&quot;" office:value-type="string" office:string-value="https://reader.izneo.com/read/9782800124520/[0:300]" calcext:value-type="string">
            <text:p>https://reader.izneo.com/read/9782800124520/[0:300]</text:p>
          </table:table-cell>
        </table:table-row>
        <table:table-row table:style-name="ro1">
          <table:table-cell office:value-type="string" calcext:value-type="string">
            <text:p>9782800124551</text:p>
          </table:table-cell>
          <table:table-cell table:formula="of:=[.$B$1]&amp;[.A45]&amp;&quot;/[0:300]&quot;" office:value-type="string" office:string-value="https://reader.izneo.com/read/9782800124551/[0:300]" calcext:value-type="string">
            <text:p>https://reader.izneo.com/read/9782800124551/[0:300]</text:p>
          </table:table-cell>
        </table:table-row>
        <table:table-row table:style-name="ro1">
          <table:table-cell office:value-type="string" calcext:value-type="string">
            <text:p>9782800124629</text:p>
          </table:table-cell>
          <table:table-cell table:formula="of:=[.$B$1]&amp;[.A46]&amp;&quot;/[0:300]&quot;" office:value-type="string" office:string-value="https://reader.izneo.com/read/9782800124629/[0:300]" calcext:value-type="string">
            <text:p>https://reader.izneo.com/read/9782800124629/[0:300]</text:p>
          </table:table-cell>
        </table:table-row>
        <table:table-row table:style-name="ro1">
          <table:table-cell office:value-type="string" calcext:value-type="string">
            <text:p>9782800125435</text:p>
          </table:table-cell>
          <table:table-cell table:formula="of:=[.$B$1]&amp;[.A47]&amp;&quot;/[0:300]&quot;" office:value-type="string" office:string-value="https://reader.izneo.com/read/9782800125435/[0:300]" calcext:value-type="string">
            <text:p>https://reader.izneo.com/read/9782800125435/[0:300]</text:p>
          </table:table-cell>
        </table:table-row>
        <table:table-row table:style-name="ro1">
          <table:table-cell office:value-type="string" calcext:value-type="string">
            <text:p>9782800125442</text:p>
          </table:table-cell>
          <table:table-cell table:formula="of:=[.$B$1]&amp;[.A48]&amp;&quot;/[0:300]&quot;" office:value-type="string" office:string-value="https://reader.izneo.com/read/9782800125442/[0:300]" calcext:value-type="string">
            <text:p>https://reader.izneo.com/read/9782800125442/[0:300]</text:p>
          </table:table-cell>
        </table:table-row>
        <table:table-row table:style-name="ro1">
          <table:table-cell office:value-type="string" calcext:value-type="string">
            <text:p>9782800125459</text:p>
          </table:table-cell>
          <table:table-cell table:formula="of:=[.$B$1]&amp;[.A49]&amp;&quot;/[0:300]&quot;" office:value-type="string" office:string-value="https://reader.izneo.com/read/9782800125459/[0:300]" calcext:value-type="string">
            <text:p>https://reader.izneo.com/read/9782800125459/[0:300]</text:p>
          </table:table-cell>
        </table:table-row>
        <table:table-row table:style-name="ro1">
          <table:table-cell office:value-type="string" calcext:value-type="string">
            <text:p>9782800125466</text:p>
          </table:table-cell>
          <table:table-cell table:formula="of:=[.$B$1]&amp;[.A50]&amp;&quot;/[0:300]&quot;" office:value-type="string" office:string-value="https://reader.izneo.com/read/9782800125466/[0:300]" calcext:value-type="string">
            <text:p>https://reader.izneo.com/read/9782800125466/[0:300]</text:p>
          </table:table-cell>
        </table:table-row>
        <table:table-row table:style-name="ro1">
          <table:table-cell office:value-type="string" calcext:value-type="string">
            <text:p>9782800125473</text:p>
          </table:table-cell>
          <table:table-cell table:formula="of:=[.$B$1]&amp;[.A51]&amp;&quot;/[0:300]&quot;" office:value-type="string" office:string-value="https://reader.izneo.com/read/9782800125473/[0:300]" calcext:value-type="string">
            <text:p>https://reader.izneo.com/read/9782800125473/[0:300]</text:p>
          </table:table-cell>
        </table:table-row>
        <table:table-row table:style-name="ro1">
          <table:table-cell office:value-type="string" calcext:value-type="string">
            <text:p>9782800125480</text:p>
          </table:table-cell>
          <table:table-cell table:formula="of:=[.$B$1]&amp;[.A52]&amp;&quot;/[0:300]&quot;" office:value-type="string" office:string-value="https://reader.izneo.com/read/9782800125480/[0:300]" calcext:value-type="string">
            <text:p>https://reader.izneo.com/read/9782800125480/[0:300]</text:p>
          </table:table-cell>
        </table:table-row>
        <table:table-row table:style-name="ro1">
          <table:table-cell office:value-type="string" calcext:value-type="string">
            <text:p>9782800125497</text:p>
          </table:table-cell>
          <table:table-cell table:formula="of:=[.$B$1]&amp;[.A53]&amp;&quot;/[0:300]&quot;" office:value-type="string" office:string-value="https://reader.izneo.com/read/9782800125497/[0:300]" calcext:value-type="string">
            <text:p>https://reader.izneo.com/read/9782800125497/[0:300]</text:p>
          </table:table-cell>
        </table:table-row>
        <table:table-row table:style-name="ro1">
          <table:table-cell office:value-type="string" calcext:value-type="string">
            <text:p>9782800125503</text:p>
          </table:table-cell>
          <table:table-cell table:formula="of:=[.$B$1]&amp;[.A54]&amp;&quot;/[0:300]&quot;" office:value-type="string" office:string-value="https://reader.izneo.com/read/9782800125503/[0:300]" calcext:value-type="string">
            <text:p>https://reader.izneo.com/read/9782800125503/[0:300]</text:p>
          </table:table-cell>
        </table:table-row>
        <table:table-row table:style-name="ro1">
          <table:table-cell office:value-type="string" calcext:value-type="string">
            <text:p>9782800125619</text:p>
          </table:table-cell>
          <table:table-cell table:formula="of:=[.$B$1]&amp;[.A55]&amp;&quot;/[0:300]&quot;" office:value-type="string" office:string-value="https://reader.izneo.com/read/9782800125619/[0:300]" calcext:value-type="string">
            <text:p>https://reader.izneo.com/read/9782800125619/[0:300]</text:p>
          </table:table-cell>
        </table:table-row>
        <table:table-row table:style-name="ro1">
          <table:table-cell office:value-type="string" calcext:value-type="string">
            <text:p>9782800125626</text:p>
          </table:table-cell>
          <table:table-cell table:formula="of:=[.$B$1]&amp;[.A56]&amp;&quot;/[0:300]&quot;" office:value-type="string" office:string-value="https://reader.izneo.com/read/9782800125626/[0:300]" calcext:value-type="string">
            <text:p>https://reader.izneo.com/read/9782800125626/[0:300]</text:p>
          </table:table-cell>
        </table:table-row>
        <table:table-row table:style-name="ro1">
          <table:table-cell office:value-type="string" calcext:value-type="string">
            <text:p>9782800125633</text:p>
          </table:table-cell>
          <table:table-cell table:formula="of:=[.$B$1]&amp;[.A57]&amp;&quot;/[0:300]&quot;" office:value-type="string" office:string-value="https://reader.izneo.com/read/9782800125633/[0:300]" calcext:value-type="string">
            <text:p>https://reader.izneo.com/read/9782800125633/[0:300]</text:p>
          </table:table-cell>
        </table:table-row>
        <table:table-row table:style-name="ro1">
          <table:table-cell office:value-type="string" calcext:value-type="string">
            <text:p>9782800125640</text:p>
          </table:table-cell>
          <table:table-cell table:formula="of:=[.$B$1]&amp;[.A58]&amp;&quot;/[0:300]&quot;" office:value-type="string" office:string-value="https://reader.izneo.com/read/9782800125640/[0:300]" calcext:value-type="string">
            <text:p>https://reader.izneo.com/read/9782800125640/[0:300]</text:p>
          </table:table-cell>
        </table:table-row>
        <table:table-row table:style-name="ro1">
          <table:table-cell office:value-type="string" calcext:value-type="string">
            <text:p>9782800125657</text:p>
          </table:table-cell>
          <table:table-cell table:formula="of:=[.$B$1]&amp;[.A59]&amp;&quot;/[0:300]&quot;" office:value-type="string" office:string-value="https://reader.izneo.com/read/9782800125657/[0:300]" calcext:value-type="string">
            <text:p>https://reader.izneo.com/read/9782800125657/[0:300]</text:p>
          </table:table-cell>
        </table:table-row>
        <table:table-row table:style-name="ro1">
          <table:table-cell office:value-type="string" calcext:value-type="string">
            <text:p>9782800125664</text:p>
          </table:table-cell>
          <table:table-cell table:formula="of:=[.$B$1]&amp;[.A60]&amp;&quot;/[0:300]&quot;" office:value-type="string" office:string-value="https://reader.izneo.com/read/9782800125664/[0:300]" calcext:value-type="string">
            <text:p>https://reader.izneo.com/read/9782800125664/[0:300]</text:p>
          </table:table-cell>
        </table:table-row>
        <table:table-row table:style-name="ro1">
          <table:table-cell office:value-type="string" calcext:value-type="string">
            <text:p>9782800125671</text:p>
          </table:table-cell>
          <table:table-cell table:formula="of:=[.$B$1]&amp;[.A61]&amp;&quot;/[0:300]&quot;" office:value-type="string" office:string-value="https://reader.izneo.com/read/9782800125671/[0:300]" calcext:value-type="string">
            <text:p>https://reader.izneo.com/read/9782800125671/[0:300]</text:p>
          </table:table-cell>
        </table:table-row>
        <table:table-row table:style-name="ro1">
          <table:table-cell office:value-type="string" calcext:value-type="string">
            <text:p>9782800125688</text:p>
          </table:table-cell>
          <table:table-cell table:formula="of:=[.$B$1]&amp;[.A62]&amp;&quot;/[0:300]&quot;" office:value-type="string" office:string-value="https://reader.izneo.com/read/9782800125688/[0:300]" calcext:value-type="string">
            <text:p>https://reader.izneo.com/read/9782800125688/[0:300]</text:p>
          </table:table-cell>
        </table:table-row>
        <table:table-row table:style-name="ro1">
          <table:table-cell office:value-type="string" calcext:value-type="string">
            <text:p>9782800125695</text:p>
          </table:table-cell>
          <table:table-cell table:formula="of:=[.$B$1]&amp;[.A63]&amp;&quot;/[0:300]&quot;" office:value-type="string" office:string-value="https://reader.izneo.com/read/9782800125695/[0:300]" calcext:value-type="string">
            <text:p>https://reader.izneo.com/read/9782800125695/[0:300]</text:p>
          </table:table-cell>
        </table:table-row>
        <table:table-row table:style-name="ro1">
          <table:table-cell office:value-type="string" calcext:value-type="string">
            <text:p>9782800125701</text:p>
          </table:table-cell>
          <table:table-cell table:formula="of:=[.$B$1]&amp;[.A64]&amp;&quot;/[0:300]&quot;" office:value-type="string" office:string-value="https://reader.izneo.com/read/9782800125701/[0:300]" calcext:value-type="string">
            <text:p>https://reader.izneo.com/read/9782800125701/[0:300]</text:p>
          </table:table-cell>
        </table:table-row>
        <table:table-row table:style-name="ro1">
          <table:table-cell office:value-type="string" calcext:value-type="string">
            <text:p>9782800125718</text:p>
          </table:table-cell>
          <table:table-cell table:formula="of:=[.$B$1]&amp;[.A65]&amp;&quot;/[0:300]&quot;" office:value-type="string" office:string-value="https://reader.izneo.com/read/9782800125718/[0:300]" calcext:value-type="string">
            <text:p>https://reader.izneo.com/read/9782800125718/[0:300]</text:p>
          </table:table-cell>
        </table:table-row>
        <table:table-row table:style-name="ro1">
          <table:table-cell office:value-type="string" calcext:value-type="string">
            <text:p>9782800125725</text:p>
          </table:table-cell>
          <table:table-cell table:formula="of:=[.$B$1]&amp;[.A66]&amp;&quot;/[0:300]&quot;" office:value-type="string" office:string-value="https://reader.izneo.com/read/9782800125725/[0:300]" calcext:value-type="string">
            <text:p>https://reader.izneo.com/read/9782800125725/[0:300]</text:p>
          </table:table-cell>
        </table:table-row>
        <table:table-row table:style-name="ro1">
          <table:table-cell office:value-type="string" calcext:value-type="string">
            <text:p>9782800125732</text:p>
          </table:table-cell>
          <table:table-cell table:formula="of:=[.$B$1]&amp;[.A67]&amp;&quot;/[0:300]&quot;" office:value-type="string" office:string-value="https://reader.izneo.com/read/9782800125732/[0:300]" calcext:value-type="string">
            <text:p>https://reader.izneo.com/read/9782800125732/[0:300]</text:p>
          </table:table-cell>
        </table:table-row>
        <table:table-row table:style-name="ro1">
          <table:table-cell office:value-type="string" calcext:value-type="string">
            <text:p>9782800125749</text:p>
          </table:table-cell>
          <table:table-cell table:formula="of:=[.$B$1]&amp;[.A68]&amp;&quot;/[0:300]&quot;" office:value-type="string" office:string-value="https://reader.izneo.com/read/9782800125749/[0:300]" calcext:value-type="string">
            <text:p>https://reader.izneo.com/read/9782800125749/[0:300]</text:p>
          </table:table-cell>
        </table:table-row>
        <table:table-row table:style-name="ro1">
          <table:table-cell office:value-type="string" calcext:value-type="string">
            <text:p>9782800125756</text:p>
          </table:table-cell>
          <table:table-cell table:formula="of:=[.$B$1]&amp;[.A69]&amp;&quot;/[0:300]&quot;" office:value-type="string" office:string-value="https://reader.izneo.com/read/9782800125756/[0:300]" calcext:value-type="string">
            <text:p>https://reader.izneo.com/read/9782800125756/[0:300]</text:p>
          </table:table-cell>
        </table:table-row>
        <table:table-row table:style-name="ro1">
          <table:table-cell office:value-type="string" calcext:value-type="string">
            <text:p>9782800125794</text:p>
          </table:table-cell>
          <table:table-cell table:formula="of:=[.$B$1]&amp;[.A70]&amp;&quot;/[0:300]&quot;" office:value-type="string" office:string-value="https://reader.izneo.com/read/9782800125794/[0:300]" calcext:value-type="string">
            <text:p>https://reader.izneo.com/read/9782800125794/[0:300]</text:p>
          </table:table-cell>
        </table:table-row>
        <table:table-row table:style-name="ro1">
          <table:table-cell office:value-type="string" calcext:value-type="string">
            <text:p>9782800125886</text:p>
          </table:table-cell>
          <table:table-cell table:formula="of:=[.$B$1]&amp;[.A71]&amp;&quot;/[0:300]&quot;" office:value-type="string" office:string-value="https://reader.izneo.com/read/9782800125886/[0:300]" calcext:value-type="string">
            <text:p>https://reader.izneo.com/read/9782800125886/[0:300]</text:p>
          </table:table-cell>
        </table:table-row>
        <table:table-row table:style-name="ro1">
          <table:table-cell office:value-type="string" calcext:value-type="string">
            <text:p>9782800125930</text:p>
          </table:table-cell>
          <table:table-cell table:formula="of:=[.$B$1]&amp;[.A72]&amp;&quot;/[0:300]&quot;" office:value-type="string" office:string-value="https://reader.izneo.com/read/9782800125930/[0:300]" calcext:value-type="string">
            <text:p>https://reader.izneo.com/read/9782800125930/[0:300]</text:p>
          </table:table-cell>
        </table:table-row>
        <table:table-row table:style-name="ro1">
          <table:table-cell office:value-type="string" calcext:value-type="string">
            <text:p>9782800125961</text:p>
          </table:table-cell>
          <table:table-cell table:formula="of:=[.$B$1]&amp;[.A73]&amp;&quot;/[0:300]&quot;" office:value-type="string" office:string-value="https://reader.izneo.com/read/9782800125961/[0:300]" calcext:value-type="string">
            <text:p>https://reader.izneo.com/read/9782800125961/[0:300]</text:p>
          </table:table-cell>
        </table:table-row>
        <table:table-row table:style-name="ro1">
          <table:table-cell office:value-type="string" calcext:value-type="string">
            <text:p>9782800125985</text:p>
          </table:table-cell>
          <table:table-cell table:formula="of:=[.$B$1]&amp;[.A74]&amp;&quot;/[0:300]&quot;" office:value-type="string" office:string-value="https://reader.izneo.com/read/9782800125985/[0:300]" calcext:value-type="string">
            <text:p>https://reader.izneo.com/read/9782800125985/[0:300]</text:p>
          </table:table-cell>
        </table:table-row>
        <table:table-row table:style-name="ro1">
          <table:table-cell office:value-type="string" calcext:value-type="string">
            <text:p>9782800126289</text:p>
          </table:table-cell>
          <table:table-cell table:formula="of:=[.$B$1]&amp;[.A75]&amp;&quot;/[0:300]&quot;" office:value-type="string" office:string-value="https://reader.izneo.com/read/9782800126289/[0:300]" calcext:value-type="string">
            <text:p>https://reader.izneo.com/read/9782800126289/[0:300]</text:p>
          </table:table-cell>
        </table:table-row>
        <table:table-row table:style-name="ro1">
          <table:table-cell office:value-type="string" calcext:value-type="string">
            <text:p>9782800126500</text:p>
          </table:table-cell>
          <table:table-cell table:formula="of:=[.$B$1]&amp;[.A76]&amp;&quot;/[0:300]&quot;" office:value-type="string" office:string-value="https://reader.izneo.com/read/9782800126500/[0:300]" calcext:value-type="string">
            <text:p>https://reader.izneo.com/read/9782800126500/[0:300]</text:p>
          </table:table-cell>
        </table:table-row>
        <table:table-row table:style-name="ro1">
          <table:table-cell office:value-type="string" calcext:value-type="string">
            <text:p>9782800126609</text:p>
          </table:table-cell>
          <table:table-cell table:formula="of:=[.$B$1]&amp;[.A77]&amp;&quot;/[0:300]&quot;" office:value-type="string" office:string-value="https://reader.izneo.com/read/9782800126609/[0:300]" calcext:value-type="string">
            <text:p>https://reader.izneo.com/read/9782800126609/[0:300]</text:p>
          </table:table-cell>
        </table:table-row>
        <table:table-row table:style-name="ro1">
          <table:table-cell office:value-type="string" calcext:value-type="string">
            <text:p>9782800127224</text:p>
          </table:table-cell>
          <table:table-cell table:formula="of:=[.$B$1]&amp;[.A78]&amp;&quot;/[0:300]&quot;" office:value-type="string" office:string-value="https://reader.izneo.com/read/9782800127224/[0:300]" calcext:value-type="string">
            <text:p>https://reader.izneo.com/read/9782800127224/[0:300]</text:p>
          </table:table-cell>
        </table:table-row>
        <table:table-row table:style-name="ro1">
          <table:table-cell office:value-type="string" calcext:value-type="string">
            <text:p>9782800127231</text:p>
          </table:table-cell>
          <table:table-cell table:formula="of:=[.$B$1]&amp;[.A79]&amp;&quot;/[0:300]&quot;" office:value-type="string" office:string-value="https://reader.izneo.com/read/9782800127231/[0:300]" calcext:value-type="string">
            <text:p>https://reader.izneo.com/read/9782800127231/[0:300]</text:p>
          </table:table-cell>
        </table:table-row>
        <table:table-row table:style-name="ro1">
          <table:table-cell office:value-type="string" calcext:value-type="string">
            <text:p>9782800127316</text:p>
          </table:table-cell>
          <table:table-cell table:formula="of:=[.$B$1]&amp;[.A80]&amp;&quot;/[0:300]&quot;" office:value-type="string" office:string-value="https://reader.izneo.com/read/9782800127316/[0:300]" calcext:value-type="string">
            <text:p>https://reader.izneo.com/read/9782800127316/[0:300]</text:p>
          </table:table-cell>
        </table:table-row>
        <table:table-row table:style-name="ro1">
          <table:table-cell office:value-type="string" calcext:value-type="string">
            <text:p>9782800127347</text:p>
          </table:table-cell>
          <table:table-cell table:formula="of:=[.$B$1]&amp;[.A81]&amp;&quot;/[0:300]&quot;" office:value-type="string" office:string-value="https://reader.izneo.com/read/9782800127347/[0:300]" calcext:value-type="string">
            <text:p>https://reader.izneo.com/read/9782800127347/[0:300]</text:p>
          </table:table-cell>
        </table:table-row>
        <table:table-row table:style-name="ro1">
          <table:table-cell office:value-type="string" calcext:value-type="string">
            <text:p>9782800127361</text:p>
          </table:table-cell>
          <table:table-cell table:formula="of:=[.$B$1]&amp;[.A82]&amp;&quot;/[0:300]&quot;" office:value-type="string" office:string-value="https://reader.izneo.com/read/9782800127361/[0:300]" calcext:value-type="string">
            <text:p>https://reader.izneo.com/read/9782800127361/[0:300]</text:p>
          </table:table-cell>
        </table:table-row>
        <table:table-row table:style-name="ro1">
          <table:table-cell office:value-type="string" calcext:value-type="string">
            <text:p>9782800127378</text:p>
          </table:table-cell>
          <table:table-cell table:formula="of:=[.$B$1]&amp;[.A83]&amp;&quot;/[0:300]&quot;" office:value-type="string" office:string-value="https://reader.izneo.com/read/9782800127378/[0:300]" calcext:value-type="string">
            <text:p>https://reader.izneo.com/read/9782800127378/[0:300]</text:p>
          </table:table-cell>
        </table:table-row>
        <table:table-row table:style-name="ro1">
          <table:table-cell office:value-type="string" calcext:value-type="string">
            <text:p>9782800127385</text:p>
          </table:table-cell>
          <table:table-cell table:formula="of:=[.$B$1]&amp;[.A84]&amp;&quot;/[0:300]&quot;" office:value-type="string" office:string-value="https://reader.izneo.com/read/9782800127385/[0:300]" calcext:value-type="string">
            <text:p>https://reader.izneo.com/read/9782800127385/[0:300]</text:p>
          </table:table-cell>
        </table:table-row>
        <table:table-row table:style-name="ro1">
          <table:table-cell office:value-type="string" calcext:value-type="string">
            <text:p>9782800127651</text:p>
          </table:table-cell>
          <table:table-cell table:formula="of:=[.$B$1]&amp;[.A85]&amp;&quot;/[0:300]&quot;" office:value-type="string" office:string-value="https://reader.izneo.com/read/9782800127651/[0:300]" calcext:value-type="string">
            <text:p>https://reader.izneo.com/read/9782800127651/[0:300]</text:p>
          </table:table-cell>
        </table:table-row>
        <table:table-row table:style-name="ro1">
          <table:table-cell office:value-type="string" calcext:value-type="string">
            <text:p>9782800127682</text:p>
          </table:table-cell>
          <table:table-cell table:formula="of:=[.$B$1]&amp;[.A86]&amp;&quot;/[0:300]&quot;" office:value-type="string" office:string-value="https://reader.izneo.com/read/9782800127682/[0:300]" calcext:value-type="string">
            <text:p>https://reader.izneo.com/read/9782800127682/[0:300]</text:p>
          </table:table-cell>
        </table:table-row>
        <table:table-row table:style-name="ro1">
          <table:table-cell office:value-type="string" calcext:value-type="string">
            <text:p>9782800127774</text:p>
          </table:table-cell>
          <table:table-cell table:formula="of:=[.$B$1]&amp;[.A87]&amp;&quot;/[0:300]&quot;" office:value-type="string" office:string-value="https://reader.izneo.com/read/9782800127774/[0:300]" calcext:value-type="string">
            <text:p>https://reader.izneo.com/read/9782800127774/[0:300]</text:p>
          </table:table-cell>
        </table:table-row>
        <table:table-row table:style-name="ro1">
          <table:table-cell office:value-type="string" calcext:value-type="string">
            <text:p>9782800127781</text:p>
          </table:table-cell>
          <table:table-cell table:formula="of:=[.$B$1]&amp;[.A88]&amp;&quot;/[0:300]&quot;" office:value-type="string" office:string-value="https://reader.izneo.com/read/9782800127781/[0:300]" calcext:value-type="string">
            <text:p>https://reader.izneo.com/read/9782800127781/[0:300]</text:p>
          </table:table-cell>
        </table:table-row>
        <table:table-row table:style-name="ro1">
          <table:table-cell office:value-type="string" calcext:value-type="string">
            <text:p>9782800127866</text:p>
          </table:table-cell>
          <table:table-cell table:formula="of:=[.$B$1]&amp;[.A89]&amp;&quot;/[0:300]&quot;" office:value-type="string" office:string-value="https://reader.izneo.com/read/9782800127866/[0:300]" calcext:value-type="string">
            <text:p>https://reader.izneo.com/read/9782800127866/[0:300]</text:p>
          </table:table-cell>
        </table:table-row>
        <table:table-row table:style-name="ro1">
          <table:table-cell office:value-type="string" calcext:value-type="string">
            <text:p>9782800128498</text:p>
          </table:table-cell>
          <table:table-cell table:formula="of:=[.$B$1]&amp;[.A90]&amp;&quot;/[0:300]&quot;" office:value-type="string" office:string-value="https://reader.izneo.com/read/9782800128498/[0:300]" calcext:value-type="string">
            <text:p>https://reader.izneo.com/read/9782800128498/[0:300]</text:p>
          </table:table-cell>
        </table:table-row>
        <table:table-row table:style-name="ro1">
          <table:table-cell office:value-type="string" calcext:value-type="string">
            <text:p>9782800128504</text:p>
          </table:table-cell>
          <table:table-cell table:formula="of:=[.$B$1]&amp;[.A91]&amp;&quot;/[0:300]&quot;" office:value-type="string" office:string-value="https://reader.izneo.com/read/9782800128504/[0:300]" calcext:value-type="string">
            <text:p>https://reader.izneo.com/read/9782800128504/[0:300]</text:p>
          </table:table-cell>
        </table:table-row>
        <table:table-row table:style-name="ro1">
          <table:table-cell office:value-type="string" calcext:value-type="string">
            <text:p>9782800128535</text:p>
          </table:table-cell>
          <table:table-cell table:formula="of:=[.$B$1]&amp;[.A92]&amp;&quot;/[0:300]&quot;" office:value-type="string" office:string-value="https://reader.izneo.com/read/9782800128535/[0:300]" calcext:value-type="string">
            <text:p>https://reader.izneo.com/read/9782800128535/[0:300]</text:p>
          </table:table-cell>
        </table:table-row>
        <table:table-row table:style-name="ro1">
          <table:table-cell office:value-type="string" calcext:value-type="string">
            <text:p>9782800128702</text:p>
          </table:table-cell>
          <table:table-cell table:formula="of:=[.$B$1]&amp;[.A93]&amp;&quot;/[0:300]&quot;" office:value-type="string" office:string-value="https://reader.izneo.com/read/9782800128702/[0:300]" calcext:value-type="string">
            <text:p>https://reader.izneo.com/read/9782800128702/[0:300]</text:p>
          </table:table-cell>
        </table:table-row>
        <table:table-row table:style-name="ro1">
          <table:table-cell office:value-type="string" calcext:value-type="string">
            <text:p>9782800129167</text:p>
          </table:table-cell>
          <table:table-cell table:formula="of:=[.$B$1]&amp;[.A94]&amp;&quot;/[0:300]&quot;" office:value-type="string" office:string-value="https://reader.izneo.com/read/9782800129167/[0:300]" calcext:value-type="string">
            <text:p>https://reader.izneo.com/read/9782800129167/[0:300]</text:p>
          </table:table-cell>
        </table:table-row>
        <table:table-row table:style-name="ro1">
          <table:table-cell office:value-type="string" calcext:value-type="string">
            <text:p>9782800129402</text:p>
          </table:table-cell>
          <table:table-cell table:formula="of:=[.$B$1]&amp;[.A95]&amp;&quot;/[0:300]&quot;" office:value-type="string" office:string-value="https://reader.izneo.com/read/9782800129402/[0:300]" calcext:value-type="string">
            <text:p>https://reader.izneo.com/read/9782800129402/[0:300]</text:p>
          </table:table-cell>
        </table:table-row>
        <table:table-row table:style-name="ro1">
          <table:table-cell office:value-type="string" calcext:value-type="string">
            <text:p>9782800129457</text:p>
          </table:table-cell>
          <table:table-cell table:formula="of:=[.$B$1]&amp;[.A96]&amp;&quot;/[0:300]&quot;" office:value-type="string" office:string-value="https://reader.izneo.com/read/9782800129457/[0:300]" calcext:value-type="string">
            <text:p>https://reader.izneo.com/read/9782800129457/[0:300]</text:p>
          </table:table-cell>
        </table:table-row>
        <table:table-row table:style-name="ro1">
          <table:table-cell office:value-type="string" calcext:value-type="string">
            <text:p>9782800129471</text:p>
          </table:table-cell>
          <table:table-cell table:formula="of:=[.$B$1]&amp;[.A97]&amp;&quot;/[0:300]&quot;" office:value-type="string" office:string-value="https://reader.izneo.com/read/9782800129471/[0:300]" calcext:value-type="string">
            <text:p>https://reader.izneo.com/read/9782800129471/[0:300]</text:p>
          </table:table-cell>
        </table:table-row>
        <table:table-row table:style-name="ro1">
          <table:table-cell office:value-type="string" calcext:value-type="string">
            <text:p>9782800129495</text:p>
          </table:table-cell>
          <table:table-cell table:formula="of:=[.$B$1]&amp;[.A98]&amp;&quot;/[0:300]&quot;" office:value-type="string" office:string-value="https://reader.izneo.com/read/9782800129495/[0:300]" calcext:value-type="string">
            <text:p>https://reader.izneo.com/read/9782800129495/[0:300]</text:p>
          </table:table-cell>
        </table:table-row>
        <table:table-row table:style-name="ro1">
          <table:table-cell office:value-type="string" calcext:value-type="string">
            <text:p>9782800129501</text:p>
          </table:table-cell>
          <table:table-cell table:formula="of:=[.$B$1]&amp;[.A99]&amp;&quot;/[0:300]&quot;" office:value-type="string" office:string-value="https://reader.izneo.com/read/9782800129501/[0:300]" calcext:value-type="string">
            <text:p>https://reader.izneo.com/read/9782800129501/[0:300]</text:p>
          </table:table-cell>
        </table:table-row>
        <table:table-row table:style-name="ro1">
          <table:table-cell office:value-type="string" calcext:value-type="string">
            <text:p>9782800129563</text:p>
          </table:table-cell>
          <table:table-cell table:formula="of:=[.$B$1]&amp;[.A100]&amp;&quot;/[0:300]&quot;" office:value-type="string" office:string-value="https://reader.izneo.com/read/9782800129563/[0:300]" calcext:value-type="string">
            <text:p>https://reader.izneo.com/read/9782800129563/[0:300]</text:p>
          </table:table-cell>
        </table:table-row>
        <table:table-row table:style-name="ro1">
          <table:table-cell office:value-type="string" calcext:value-type="string">
            <text:p>9782800129815</text:p>
          </table:table-cell>
          <table:table-cell table:formula="of:=[.$B$1]&amp;[.A101]&amp;&quot;/[0:300]&quot;" office:value-type="string" office:string-value="https://reader.izneo.com/read/9782800129815/[0:300]" calcext:value-type="string">
            <text:p>https://reader.izneo.com/read/9782800129815/[0:300]</text:p>
          </table:table-cell>
        </table:table-row>
        <table:table-row table:style-name="ro1">
          <table:table-cell office:value-type="string" calcext:value-type="string">
            <text:p>9782800130439</text:p>
          </table:table-cell>
          <table:table-cell table:formula="of:=[.$B$1]&amp;[.A102]&amp;&quot;/[0:300]&quot;" office:value-type="string" office:string-value="https://reader.izneo.com/read/9782800130439/[0:300]" calcext:value-type="string">
            <text:p>https://reader.izneo.com/read/9782800130439/[0:300]</text:p>
          </table:table-cell>
        </table:table-row>
        <table:table-row table:style-name="ro1">
          <table:table-cell office:value-type="string" calcext:value-type="string">
            <text:p>9782800130460</text:p>
          </table:table-cell>
          <table:table-cell table:formula="of:=[.$B$1]&amp;[.A103]&amp;&quot;/[0:300]&quot;" office:value-type="string" office:string-value="https://reader.izneo.com/read/9782800130460/[0:300]" calcext:value-type="string">
            <text:p>https://reader.izneo.com/read/9782800130460/[0:300]</text:p>
          </table:table-cell>
        </table:table-row>
        <table:table-row table:style-name="ro1">
          <table:table-cell office:value-type="string" calcext:value-type="string">
            <text:p>9782800130958</text:p>
          </table:table-cell>
          <table:table-cell table:formula="of:=[.$B$1]&amp;[.A104]&amp;&quot;/[0:300]&quot;" office:value-type="string" office:string-value="https://reader.izneo.com/read/9782800130958/[0:300]" calcext:value-type="string">
            <text:p>https://reader.izneo.com/read/9782800130958/[0:300]</text:p>
          </table:table-cell>
        </table:table-row>
        <table:table-row table:style-name="ro1">
          <table:table-cell office:value-type="string" calcext:value-type="string">
            <text:p>9782800131023</text:p>
          </table:table-cell>
          <table:table-cell table:formula="of:=[.$B$1]&amp;[.A105]&amp;&quot;/[0:300]&quot;" office:value-type="string" office:string-value="https://reader.izneo.com/read/9782800131023/[0:300]" calcext:value-type="string">
            <text:p>https://reader.izneo.com/read/9782800131023/[0:300]</text:p>
          </table:table-cell>
        </table:table-row>
        <table:table-row table:style-name="ro1">
          <table:table-cell office:value-type="string" calcext:value-type="string">
            <text:p>9782800131092</text:p>
          </table:table-cell>
          <table:table-cell table:formula="of:=[.$B$1]&amp;[.A106]&amp;&quot;/[0:300]&quot;" office:value-type="string" office:string-value="https://reader.izneo.com/read/9782800131092/[0:300]" calcext:value-type="string">
            <text:p>https://reader.izneo.com/read/9782800131092/[0:300]</text:p>
          </table:table-cell>
        </table:table-row>
        <table:table-row table:style-name="ro1">
          <table:table-cell office:value-type="string" calcext:value-type="string">
            <text:p>9782800131214</text:p>
          </table:table-cell>
          <table:table-cell table:formula="of:=[.$B$1]&amp;[.A107]&amp;&quot;/[0:300]&quot;" office:value-type="string" office:string-value="https://reader.izneo.com/read/9782800131214/[0:300]" calcext:value-type="string">
            <text:p>https://reader.izneo.com/read/9782800131214/[0:300]</text:p>
          </table:table-cell>
        </table:table-row>
        <table:table-row table:style-name="ro1">
          <table:table-cell office:value-type="string" calcext:value-type="string">
            <text:p>9782800131221</text:p>
          </table:table-cell>
          <table:table-cell table:formula="of:=[.$B$1]&amp;[.A108]&amp;&quot;/[0:300]&quot;" office:value-type="string" office:string-value="https://reader.izneo.com/read/9782800131221/[0:300]" calcext:value-type="string">
            <text:p>https://reader.izneo.com/read/9782800131221/[0:300]</text:p>
          </table:table-cell>
        </table:table-row>
        <table:table-row table:style-name="ro1">
          <table:table-cell office:value-type="string" calcext:value-type="string">
            <text:p>9782800131238</text:p>
          </table:table-cell>
          <table:table-cell table:formula="of:=[.$B$1]&amp;[.A109]&amp;&quot;/[0:300]&quot;" office:value-type="string" office:string-value="https://reader.izneo.com/read/9782800131238/[0:300]" calcext:value-type="string">
            <text:p>https://reader.izneo.com/read/9782800131238/[0:300]</text:p>
          </table:table-cell>
        </table:table-row>
        <table:table-row table:style-name="ro1">
          <table:table-cell office:value-type="string" calcext:value-type="string">
            <text:p>9782800131405</text:p>
          </table:table-cell>
          <table:table-cell table:formula="of:=[.$B$1]&amp;[.A110]&amp;&quot;/[0:300]&quot;" office:value-type="string" office:string-value="https://reader.izneo.com/read/9782800131405/[0:300]" calcext:value-type="string">
            <text:p>https://reader.izneo.com/read/9782800131405/[0:300]</text:p>
          </table:table-cell>
        </table:table-row>
        <table:table-row table:style-name="ro1">
          <table:table-cell office:value-type="string" calcext:value-type="string">
            <text:p>9782800131412</text:p>
          </table:table-cell>
          <table:table-cell table:formula="of:=[.$B$1]&amp;[.A111]&amp;&quot;/[0:300]&quot;" office:value-type="string" office:string-value="https://reader.izneo.com/read/9782800131412/[0:300]" calcext:value-type="string">
            <text:p>https://reader.izneo.com/read/9782800131412/[0:300]</text:p>
          </table:table-cell>
        </table:table-row>
        <table:table-row table:style-name="ro1">
          <table:table-cell office:value-type="string" calcext:value-type="string">
            <text:p>9782800131702</text:p>
          </table:table-cell>
          <table:table-cell table:formula="of:=[.$B$1]&amp;[.A112]&amp;&quot;/[0:300]&quot;" office:value-type="string" office:string-value="https://reader.izneo.com/read/9782800131702/[0:300]" calcext:value-type="string">
            <text:p>https://reader.izneo.com/read/9782800131702/[0:300]</text:p>
          </table:table-cell>
        </table:table-row>
        <table:table-row table:style-name="ro1">
          <table:table-cell office:value-type="string" calcext:value-type="string">
            <text:p>9782800131719</text:p>
          </table:table-cell>
          <table:table-cell table:formula="of:=[.$B$1]&amp;[.A113]&amp;&quot;/[0:300]&quot;" office:value-type="string" office:string-value="https://reader.izneo.com/read/9782800131719/[0:300]" calcext:value-type="string">
            <text:p>https://reader.izneo.com/read/9782800131719/[0:300]</text:p>
          </table:table-cell>
        </table:table-row>
        <table:table-row table:style-name="ro1">
          <table:table-cell office:value-type="string" calcext:value-type="string">
            <text:p>9782800131726</text:p>
          </table:table-cell>
          <table:table-cell table:formula="of:=[.$B$1]&amp;[.A114]&amp;&quot;/[0:300]&quot;" office:value-type="string" office:string-value="https://reader.izneo.com/read/9782800131726/[0:300]" calcext:value-type="string">
            <text:p>https://reader.izneo.com/read/9782800131726/[0:300]</text:p>
          </table:table-cell>
        </table:table-row>
        <table:table-row table:style-name="ro1">
          <table:table-cell office:value-type="string" calcext:value-type="string">
            <text:p>9782800131733</text:p>
          </table:table-cell>
          <table:table-cell table:formula="of:=[.$B$1]&amp;[.A115]&amp;&quot;/[0:300]&quot;" office:value-type="string" office:string-value="https://reader.izneo.com/read/9782800131733/[0:300]" calcext:value-type="string">
            <text:p>https://reader.izneo.com/read/9782800131733/[0:300]</text:p>
          </table:table-cell>
        </table:table-row>
        <table:table-row table:style-name="ro1">
          <table:table-cell office:value-type="string" calcext:value-type="string">
            <text:p>9782800131740</text:p>
          </table:table-cell>
          <table:table-cell table:formula="of:=[.$B$1]&amp;[.A116]&amp;&quot;/[0:300]&quot;" office:value-type="string" office:string-value="https://reader.izneo.com/read/9782800131740/[0:300]" calcext:value-type="string">
            <text:p>https://reader.izneo.com/read/9782800131740/[0:300]</text:p>
          </table:table-cell>
        </table:table-row>
        <table:table-row table:style-name="ro1">
          <table:table-cell office:value-type="string" calcext:value-type="string">
            <text:p>9782800131757</text:p>
          </table:table-cell>
          <table:table-cell table:formula="of:=[.$B$1]&amp;[.A117]&amp;&quot;/[0:300]&quot;" office:value-type="string" office:string-value="https://reader.izneo.com/read/9782800131757/[0:300]" calcext:value-type="string">
            <text:p>https://reader.izneo.com/read/9782800131757/[0:300]</text:p>
          </table:table-cell>
        </table:table-row>
        <table:table-row table:style-name="ro1">
          <table:table-cell office:value-type="string" calcext:value-type="string">
            <text:p>9782800132297</text:p>
          </table:table-cell>
          <table:table-cell table:formula="of:=[.$B$1]&amp;[.A118]&amp;&quot;/[0:300]&quot;" office:value-type="string" office:string-value="https://reader.izneo.com/read/9782800132297/[0:300]" calcext:value-type="string">
            <text:p>https://reader.izneo.com/read/9782800132297/[0:300]</text:p>
          </table:table-cell>
        </table:table-row>
        <table:table-row table:style-name="ro1">
          <table:table-cell office:value-type="string" calcext:value-type="string">
            <text:p>9782800132372</text:p>
          </table:table-cell>
          <table:table-cell table:formula="of:=[.$B$1]&amp;[.A119]&amp;&quot;/[0:300]&quot;" office:value-type="string" office:string-value="https://reader.izneo.com/read/9782800132372/[0:300]" calcext:value-type="string">
            <text:p>https://reader.izneo.com/read/9782800132372/[0:300]</text:p>
          </table:table-cell>
        </table:table-row>
        <table:table-row table:style-name="ro1">
          <table:table-cell office:value-type="string" calcext:value-type="string">
            <text:p>9782800132389</text:p>
          </table:table-cell>
          <table:table-cell table:formula="of:=[.$B$1]&amp;[.A120]&amp;&quot;/[0:300]&quot;" office:value-type="string" office:string-value="https://reader.izneo.com/read/9782800132389/[0:300]" calcext:value-type="string">
            <text:p>https://reader.izneo.com/read/9782800132389/[0:300]</text:p>
          </table:table-cell>
        </table:table-row>
        <table:table-row table:style-name="ro1">
          <table:table-cell office:value-type="string" calcext:value-type="string">
            <text:p>9782800132396</text:p>
          </table:table-cell>
          <table:table-cell table:formula="of:=[.$B$1]&amp;[.A121]&amp;&quot;/[0:300]&quot;" office:value-type="string" office:string-value="https://reader.izneo.com/read/9782800132396/[0:300]" calcext:value-type="string">
            <text:p>https://reader.izneo.com/read/9782800132396/[0:300]</text:p>
          </table:table-cell>
        </table:table-row>
        <table:table-row table:style-name="ro1">
          <table:table-cell office:value-type="string" calcext:value-type="string">
            <text:p>9782800132471</text:p>
          </table:table-cell>
          <table:table-cell table:formula="of:=[.$B$1]&amp;[.A122]&amp;&quot;/[0:300]&quot;" office:value-type="string" office:string-value="https://reader.izneo.com/read/9782800132471/[0:300]" calcext:value-type="string">
            <text:p>https://reader.izneo.com/read/9782800132471/[0:300]</text:p>
          </table:table-cell>
        </table:table-row>
        <table:table-row table:style-name="ro1">
          <table:table-cell office:value-type="string" calcext:value-type="string">
            <text:p>9782800132587</text:p>
          </table:table-cell>
          <table:table-cell table:formula="of:=[.$B$1]&amp;[.A123]&amp;&quot;/[0:300]&quot;" office:value-type="string" office:string-value="https://reader.izneo.com/read/9782800132587/[0:300]" calcext:value-type="string">
            <text:p>https://reader.izneo.com/read/9782800132587/[0:300]</text:p>
          </table:table-cell>
        </table:table-row>
        <table:table-row table:style-name="ro1">
          <table:table-cell office:value-type="string" calcext:value-type="string">
            <text:p>9782800132624</text:p>
          </table:table-cell>
          <table:table-cell table:formula="of:=[.$B$1]&amp;[.A124]&amp;&quot;/[0:300]&quot;" office:value-type="string" office:string-value="https://reader.izneo.com/read/9782800132624/[0:300]" calcext:value-type="string">
            <text:p>https://reader.izneo.com/read/9782800132624/[0:300]</text:p>
          </table:table-cell>
        </table:table-row>
        <table:table-row table:style-name="ro1">
          <table:table-cell office:value-type="string" calcext:value-type="string">
            <text:p>9782800132679</text:p>
          </table:table-cell>
          <table:table-cell table:formula="of:=[.$B$1]&amp;[.A125]&amp;&quot;/[0:300]&quot;" office:value-type="string" office:string-value="https://reader.izneo.com/read/9782800132679/[0:300]" calcext:value-type="string">
            <text:p>https://reader.izneo.com/read/9782800132679/[0:300]</text:p>
          </table:table-cell>
        </table:table-row>
        <table:table-row table:style-name="ro1">
          <table:table-cell office:value-type="string" calcext:value-type="string">
            <text:p>9782800132709</text:p>
          </table:table-cell>
          <table:table-cell table:formula="of:=[.$B$1]&amp;[.A126]&amp;&quot;/[0:300]&quot;" office:value-type="string" office:string-value="https://reader.izneo.com/read/9782800132709/[0:300]" calcext:value-type="string">
            <text:p>https://reader.izneo.com/read/9782800132709/[0:300]</text:p>
          </table:table-cell>
        </table:table-row>
        <table:table-row table:style-name="ro1">
          <table:table-cell office:value-type="string" calcext:value-type="string">
            <text:p>9782800133300</text:p>
          </table:table-cell>
          <table:table-cell table:formula="of:=[.$B$1]&amp;[.A127]&amp;&quot;/[0:300]&quot;" office:value-type="string" office:string-value="https://reader.izneo.com/read/9782800133300/[0:300]" calcext:value-type="string">
            <text:p>https://reader.izneo.com/read/9782800133300/[0:300]</text:p>
          </table:table-cell>
        </table:table-row>
        <table:table-row table:style-name="ro1">
          <table:table-cell office:value-type="string" calcext:value-type="string">
            <text:p>9782800133539</text:p>
          </table:table-cell>
          <table:table-cell table:formula="of:=[.$B$1]&amp;[.A128]&amp;&quot;/[0:300]&quot;" office:value-type="string" office:string-value="https://reader.izneo.com/read/9782800133539/[0:300]" calcext:value-type="string">
            <text:p>https://reader.izneo.com/read/9782800133539/[0:300]</text:p>
          </table:table-cell>
        </table:table-row>
        <table:table-row table:style-name="ro1">
          <table:table-cell office:value-type="string" calcext:value-type="string">
            <text:p>9782800133546</text:p>
          </table:table-cell>
          <table:table-cell table:formula="of:=[.$B$1]&amp;[.A129]&amp;&quot;/[0:300]&quot;" office:value-type="string" office:string-value="https://reader.izneo.com/read/9782800133546/[0:300]" calcext:value-type="string">
            <text:p>https://reader.izneo.com/read/9782800133546/[0:300]</text:p>
          </table:table-cell>
        </table:table-row>
        <table:table-row table:style-name="ro1">
          <table:table-cell office:value-type="string" calcext:value-type="string">
            <text:p>9782800133560</text:p>
          </table:table-cell>
          <table:table-cell table:formula="of:=[.$B$1]&amp;[.A130]&amp;&quot;/[0:300]&quot;" office:value-type="string" office:string-value="https://reader.izneo.com/read/9782800133560/[0:300]" calcext:value-type="string">
            <text:p>https://reader.izneo.com/read/9782800133560/[0:300]</text:p>
          </table:table-cell>
        </table:table-row>
        <table:table-row table:style-name="ro1">
          <table:table-cell office:value-type="string" calcext:value-type="string">
            <text:p>9782800133768</text:p>
          </table:table-cell>
          <table:table-cell table:formula="of:=[.$B$1]&amp;[.A131]&amp;&quot;/[0:300]&quot;" office:value-type="string" office:string-value="https://reader.izneo.com/read/9782800133768/[0:300]" calcext:value-type="string">
            <text:p>https://reader.izneo.com/read/9782800133768/[0:300]</text:p>
          </table:table-cell>
        </table:table-row>
        <table:table-row table:style-name="ro1">
          <table:table-cell office:value-type="string" calcext:value-type="string">
            <text:p>9782800133867</text:p>
          </table:table-cell>
          <table:table-cell table:formula="of:=[.$B$1]&amp;[.A132]&amp;&quot;/[0:300]&quot;" office:value-type="string" office:string-value="https://reader.izneo.com/read/9782800133867/[0:300]" calcext:value-type="string">
            <text:p>https://reader.izneo.com/read/9782800133867/[0:300]</text:p>
          </table:table-cell>
        </table:table-row>
        <table:table-row table:style-name="ro1">
          <table:table-cell office:value-type="string" calcext:value-type="string">
            <text:p>9782800133874</text:p>
          </table:table-cell>
          <table:table-cell table:formula="of:=[.$B$1]&amp;[.A133]&amp;&quot;/[0:300]&quot;" office:value-type="string" office:string-value="https://reader.izneo.com/read/9782800133874/[0:300]" calcext:value-type="string">
            <text:p>https://reader.izneo.com/read/9782800133874/[0:300]</text:p>
          </table:table-cell>
        </table:table-row>
        <table:table-row table:style-name="ro1">
          <table:table-cell office:value-type="string" calcext:value-type="string">
            <text:p>9782800133881</text:p>
          </table:table-cell>
          <table:table-cell table:formula="of:=[.$B$1]&amp;[.A134]&amp;&quot;/[0:300]&quot;" office:value-type="string" office:string-value="https://reader.izneo.com/read/9782800133881/[0:300]" calcext:value-type="string">
            <text:p>https://reader.izneo.com/read/9782800133881/[0:300]</text:p>
          </table:table-cell>
        </table:table-row>
        <table:table-row table:style-name="ro1">
          <table:table-cell office:value-type="string" calcext:value-type="string">
            <text:p>9782800133898</text:p>
          </table:table-cell>
          <table:table-cell table:formula="of:=[.$B$1]&amp;[.A135]&amp;&quot;/[0:300]&quot;" office:value-type="string" office:string-value="https://reader.izneo.com/read/9782800133898/[0:300]" calcext:value-type="string">
            <text:p>https://reader.izneo.com/read/9782800133898/[0:300]</text:p>
          </table:table-cell>
        </table:table-row>
        <table:table-row table:style-name="ro1">
          <table:table-cell office:value-type="string" calcext:value-type="string">
            <text:p>9782800133904</text:p>
          </table:table-cell>
          <table:table-cell table:formula="of:=[.$B$1]&amp;[.A136]&amp;&quot;/[0:300]&quot;" office:value-type="string" office:string-value="https://reader.izneo.com/read/9782800133904/[0:300]" calcext:value-type="string">
            <text:p>https://reader.izneo.com/read/9782800133904/[0:300]</text:p>
          </table:table-cell>
        </table:table-row>
        <table:table-row table:style-name="ro1">
          <table:table-cell office:value-type="string" calcext:value-type="string">
            <text:p>9782800134031</text:p>
          </table:table-cell>
          <table:table-cell table:formula="of:=[.$B$1]&amp;[.A137]&amp;&quot;/[0:300]&quot;" office:value-type="string" office:string-value="https://reader.izneo.com/read/9782800134031/[0:300]" calcext:value-type="string">
            <text:p>https://reader.izneo.com/read/9782800134031/[0:300]</text:p>
          </table:table-cell>
        </table:table-row>
        <table:table-row table:style-name="ro1">
          <table:table-cell office:value-type="string" calcext:value-type="string">
            <text:p>9782800134369</text:p>
          </table:table-cell>
          <table:table-cell table:formula="of:=[.$B$1]&amp;[.A138]&amp;&quot;/[0:300]&quot;" office:value-type="string" office:string-value="https://reader.izneo.com/read/9782800134369/[0:300]" calcext:value-type="string">
            <text:p>https://reader.izneo.com/read/9782800134369/[0:300]</text:p>
          </table:table-cell>
        </table:table-row>
        <table:table-row table:style-name="ro1">
          <table:table-cell office:value-type="string" calcext:value-type="string">
            <text:p>9782800134628</text:p>
          </table:table-cell>
          <table:table-cell table:formula="of:=[.$B$1]&amp;[.A139]&amp;&quot;/[0:300]&quot;" office:value-type="string" office:string-value="https://reader.izneo.com/read/9782800134628/[0:300]" calcext:value-type="string">
            <text:p>https://reader.izneo.com/read/9782800134628/[0:300]</text:p>
          </table:table-cell>
        </table:table-row>
        <table:table-row table:style-name="ro1">
          <table:table-cell office:value-type="string" calcext:value-type="string">
            <text:p>9782800134963</text:p>
          </table:table-cell>
          <table:table-cell table:formula="of:=[.$B$1]&amp;[.A140]&amp;&quot;/[0:300]&quot;" office:value-type="string" office:string-value="https://reader.izneo.com/read/9782800134963/[0:300]" calcext:value-type="string">
            <text:p>https://reader.izneo.com/read/9782800134963/[0:300]</text:p>
          </table:table-cell>
        </table:table-row>
        <table:table-row table:style-name="ro1">
          <table:table-cell office:value-type="string" calcext:value-type="string">
            <text:p>9782800134970</text:p>
          </table:table-cell>
          <table:table-cell table:formula="of:=[.$B$1]&amp;[.A141]&amp;&quot;/[0:300]&quot;" office:value-type="string" office:string-value="https://reader.izneo.com/read/9782800134970/[0:300]" calcext:value-type="string">
            <text:p>https://reader.izneo.com/read/9782800134970/[0:300]</text:p>
          </table:table-cell>
        </table:table-row>
        <table:table-row table:style-name="ro1">
          <table:table-cell office:value-type="string" calcext:value-type="string">
            <text:p>9782800134987</text:p>
          </table:table-cell>
          <table:table-cell table:formula="of:=[.$B$1]&amp;[.A142]&amp;&quot;/[0:300]&quot;" office:value-type="string" office:string-value="https://reader.izneo.com/read/9782800134987/[0:300]" calcext:value-type="string">
            <text:p>https://reader.izneo.com/read/9782800134987/[0:300]</text:p>
          </table:table-cell>
        </table:table-row>
        <table:table-row table:style-name="ro1">
          <table:table-cell office:value-type="string" calcext:value-type="string">
            <text:p>9782800134994</text:p>
          </table:table-cell>
          <table:table-cell table:formula="of:=[.$B$1]&amp;[.A143]&amp;&quot;/[0:300]&quot;" office:value-type="string" office:string-value="https://reader.izneo.com/read/9782800134994/[0:300]" calcext:value-type="string">
            <text:p>https://reader.izneo.com/read/9782800134994/[0:300]</text:p>
          </table:table-cell>
        </table:table-row>
        <table:table-row table:style-name="ro1">
          <table:table-cell office:value-type="string" calcext:value-type="string">
            <text:p>9782800135007</text:p>
          </table:table-cell>
          <table:table-cell table:formula="of:=[.$B$1]&amp;[.A144]&amp;&quot;/[0:300]&quot;" office:value-type="string" office:string-value="https://reader.izneo.com/read/9782800135007/[0:300]" calcext:value-type="string">
            <text:p>https://reader.izneo.com/read/9782800135007/[0:300]</text:p>
          </table:table-cell>
        </table:table-row>
        <table:table-row table:style-name="ro1">
          <table:table-cell office:value-type="string" calcext:value-type="string">
            <text:p>9782800135076</text:p>
          </table:table-cell>
          <table:table-cell table:formula="of:=[.$B$1]&amp;[.A145]&amp;&quot;/[0:300]&quot;" office:value-type="string" office:string-value="https://reader.izneo.com/read/9782800135076/[0:300]" calcext:value-type="string">
            <text:p>https://reader.izneo.com/read/9782800135076/[0:300]</text:p>
          </table:table-cell>
        </table:table-row>
        <table:table-row table:style-name="ro1">
          <table:table-cell office:value-type="string" calcext:value-type="string">
            <text:p>9782800135113</text:p>
          </table:table-cell>
          <table:table-cell table:formula="of:=[.$B$1]&amp;[.A146]&amp;&quot;/[0:300]&quot;" office:value-type="string" office:string-value="https://reader.izneo.com/read/9782800135113/[0:300]" calcext:value-type="string">
            <text:p>https://reader.izneo.com/read/9782800135113/[0:300]</text:p>
          </table:table-cell>
        </table:table-row>
        <table:table-row table:style-name="ro1">
          <table:table-cell office:value-type="string" calcext:value-type="string">
            <text:p>9782800135168</text:p>
          </table:table-cell>
          <table:table-cell table:formula="of:=[.$B$1]&amp;[.A147]&amp;&quot;/[0:300]&quot;" office:value-type="string" office:string-value="https://reader.izneo.com/read/9782800135168/[0:300]" calcext:value-type="string">
            <text:p>https://reader.izneo.com/read/9782800135168/[0:300]</text:p>
          </table:table-cell>
        </table:table-row>
        <table:table-row table:style-name="ro1">
          <table:table-cell office:value-type="string" calcext:value-type="string">
            <text:p>9782800135182</text:p>
          </table:table-cell>
          <table:table-cell table:formula="of:=[.$B$1]&amp;[.A148]&amp;&quot;/[0:300]&quot;" office:value-type="string" office:string-value="https://reader.izneo.com/read/9782800135182/[0:300]" calcext:value-type="string">
            <text:p>https://reader.izneo.com/read/9782800135182/[0:300]</text:p>
          </table:table-cell>
        </table:table-row>
        <table:table-row table:style-name="ro1">
          <table:table-cell office:value-type="string" calcext:value-type="string">
            <text:p>9782800135281</text:p>
          </table:table-cell>
          <table:table-cell table:formula="of:=[.$B$1]&amp;[.A149]&amp;&quot;/[0:300]&quot;" office:value-type="string" office:string-value="https://reader.izneo.com/read/9782800135281/[0:300]" calcext:value-type="string">
            <text:p>https://reader.izneo.com/read/9782800135281/[0:300]</text:p>
          </table:table-cell>
        </table:table-row>
        <table:table-row table:style-name="ro1">
          <table:table-cell office:value-type="string" calcext:value-type="string">
            <text:p>9782800135298</text:p>
          </table:table-cell>
          <table:table-cell table:formula="of:=[.$B$1]&amp;[.A150]&amp;&quot;/[0:300]&quot;" office:value-type="string" office:string-value="https://reader.izneo.com/read/9782800135298/[0:300]" calcext:value-type="string">
            <text:p>https://reader.izneo.com/read/9782800135298/[0:300]</text:p>
          </table:table-cell>
        </table:table-row>
        <table:table-row table:style-name="ro1">
          <table:table-cell office:value-type="string" calcext:value-type="string">
            <text:p>9782800135366</text:p>
          </table:table-cell>
          <table:table-cell table:formula="of:=[.$B$1]&amp;[.A151]&amp;&quot;/[0:300]&quot;" office:value-type="string" office:string-value="https://reader.izneo.com/read/9782800135366/[0:300]" calcext:value-type="string">
            <text:p>https://reader.izneo.com/read/9782800135366/[0:300]</text:p>
          </table:table-cell>
        </table:table-row>
        <table:table-row table:style-name="ro1">
          <table:table-cell office:value-type="string" calcext:value-type="string">
            <text:p>9782800135373</text:p>
          </table:table-cell>
          <table:table-cell table:formula="of:=[.$B$1]&amp;[.A152]&amp;&quot;/[0:300]&quot;" office:value-type="string" office:string-value="https://reader.izneo.com/read/9782800135373/[0:300]" calcext:value-type="string">
            <text:p>https://reader.izneo.com/read/9782800135373/[0:300]</text:p>
          </table:table-cell>
        </table:table-row>
        <table:table-row table:style-name="ro1">
          <table:table-cell office:value-type="string" calcext:value-type="string">
            <text:p>9782800135380</text:p>
          </table:table-cell>
          <table:table-cell table:formula="of:=[.$B$1]&amp;[.A153]&amp;&quot;/[0:300]&quot;" office:value-type="string" office:string-value="https://reader.izneo.com/read/9782800135380/[0:300]" calcext:value-type="string">
            <text:p>https://reader.izneo.com/read/9782800135380/[0:300]</text:p>
          </table:table-cell>
        </table:table-row>
        <table:table-row table:style-name="ro1">
          <table:table-cell office:value-type="string" calcext:value-type="string">
            <text:p>9782800135397</text:p>
          </table:table-cell>
          <table:table-cell table:formula="of:=[.$B$1]&amp;[.A154]&amp;&quot;/[0:300]&quot;" office:value-type="string" office:string-value="https://reader.izneo.com/read/9782800135397/[0:300]" calcext:value-type="string">
            <text:p>https://reader.izneo.com/read/9782800135397/[0:300]</text:p>
          </table:table-cell>
        </table:table-row>
        <table:table-row table:style-name="ro1">
          <table:table-cell office:value-type="string" calcext:value-type="string">
            <text:p>9782800135779</text:p>
          </table:table-cell>
          <table:table-cell table:formula="of:=[.$B$1]&amp;[.A155]&amp;&quot;/[0:300]&quot;" office:value-type="string" office:string-value="https://reader.izneo.com/read/9782800135779/[0:300]" calcext:value-type="string">
            <text:p>https://reader.izneo.com/read/9782800135779/[0:300]</text:p>
          </table:table-cell>
        </table:table-row>
        <table:table-row table:style-name="ro1">
          <table:table-cell office:value-type="string" calcext:value-type="string">
            <text:p>9782800135786</text:p>
          </table:table-cell>
          <table:table-cell table:formula="of:=[.$B$1]&amp;[.A156]&amp;&quot;/[0:300]&quot;" office:value-type="string" office:string-value="https://reader.izneo.com/read/9782800135786/[0:300]" calcext:value-type="string">
            <text:p>https://reader.izneo.com/read/9782800135786/[0:300]</text:p>
          </table:table-cell>
        </table:table-row>
        <table:table-row table:style-name="ro1">
          <table:table-cell office:value-type="string" calcext:value-type="string">
            <text:p>9782800135793</text:p>
          </table:table-cell>
          <table:table-cell table:formula="of:=[.$B$1]&amp;[.A157]&amp;&quot;/[0:300]&quot;" office:value-type="string" office:string-value="https://reader.izneo.com/read/9782800135793/[0:300]" calcext:value-type="string">
            <text:p>https://reader.izneo.com/read/9782800135793/[0:300]</text:p>
          </table:table-cell>
        </table:table-row>
        <table:table-row table:style-name="ro1">
          <table:table-cell office:value-type="string" calcext:value-type="string">
            <text:p>9782800135953</text:p>
          </table:table-cell>
          <table:table-cell table:formula="of:=[.$B$1]&amp;[.A158]&amp;&quot;/[0:300]&quot;" office:value-type="string" office:string-value="https://reader.izneo.com/read/9782800135953/[0:300]" calcext:value-type="string">
            <text:p>https://reader.izneo.com/read/9782800135953/[0:300]</text:p>
          </table:table-cell>
        </table:table-row>
        <table:table-row table:style-name="ro1">
          <table:table-cell office:value-type="string" calcext:value-type="string">
            <text:p>9782800135960</text:p>
          </table:table-cell>
          <table:table-cell table:formula="of:=[.$B$1]&amp;[.A159]&amp;&quot;/[0:300]&quot;" office:value-type="string" office:string-value="https://reader.izneo.com/read/9782800135960/[0:300]" calcext:value-type="string">
            <text:p>https://reader.izneo.com/read/9782800135960/[0:300]</text:p>
          </table:table-cell>
        </table:table-row>
        <table:table-row table:style-name="ro1">
          <table:table-cell office:value-type="string" calcext:value-type="string">
            <text:p>9782800135977</text:p>
          </table:table-cell>
          <table:table-cell table:formula="of:=[.$B$1]&amp;[.A160]&amp;&quot;/[0:300]&quot;" office:value-type="string" office:string-value="https://reader.izneo.com/read/9782800135977/[0:300]" calcext:value-type="string">
            <text:p>https://reader.izneo.com/read/9782800135977/[0:300]</text:p>
          </table:table-cell>
        </table:table-row>
        <table:table-row table:style-name="ro1">
          <table:table-cell office:value-type="string" calcext:value-type="string">
            <text:p>9782800136080</text:p>
          </table:table-cell>
          <table:table-cell table:formula="of:=[.$B$1]&amp;[.A161]&amp;&quot;/[0:300]&quot;" office:value-type="string" office:string-value="https://reader.izneo.com/read/9782800136080/[0:300]" calcext:value-type="string">
            <text:p>https://reader.izneo.com/read/9782800136080/[0:300]</text:p>
          </table:table-cell>
        </table:table-row>
        <table:table-row table:style-name="ro1">
          <table:table-cell office:value-type="string" calcext:value-type="string">
            <text:p>9782800136318</text:p>
          </table:table-cell>
          <table:table-cell table:formula="of:=[.$B$1]&amp;[.A162]&amp;&quot;/[0:300]&quot;" office:value-type="string" office:string-value="https://reader.izneo.com/read/9782800136318/[0:300]" calcext:value-type="string">
            <text:p>https://reader.izneo.com/read/9782800136318/[0:300]</text:p>
          </table:table-cell>
        </table:table-row>
        <table:table-row table:style-name="ro1">
          <table:table-cell office:value-type="string" calcext:value-type="string">
            <text:p>9782800136356</text:p>
          </table:table-cell>
          <table:table-cell table:formula="of:=[.$B$1]&amp;[.A163]&amp;&quot;/[0:300]&quot;" office:value-type="string" office:string-value="https://reader.izneo.com/read/9782800136356/[0:300]" calcext:value-type="string">
            <text:p>https://reader.izneo.com/read/9782800136356/[0:300]</text:p>
          </table:table-cell>
        </table:table-row>
        <table:table-row table:style-name="ro1">
          <table:table-cell office:value-type="string" calcext:value-type="string">
            <text:p>9782800136387</text:p>
          </table:table-cell>
          <table:table-cell table:formula="of:=[.$B$1]&amp;[.A164]&amp;&quot;/[0:300]&quot;" office:value-type="string" office:string-value="https://reader.izneo.com/read/9782800136387/[0:300]" calcext:value-type="string">
            <text:p>https://reader.izneo.com/read/9782800136387/[0:300]</text:p>
          </table:table-cell>
        </table:table-row>
        <table:table-row table:style-name="ro1">
          <table:table-cell office:value-type="string" calcext:value-type="string">
            <text:p>9782800136516</text:p>
          </table:table-cell>
          <table:table-cell table:formula="of:=[.$B$1]&amp;[.A165]&amp;&quot;/[0:300]&quot;" office:value-type="string" office:string-value="https://reader.izneo.com/read/9782800136516/[0:300]" calcext:value-type="string">
            <text:p>https://reader.izneo.com/read/9782800136516/[0:300]</text:p>
          </table:table-cell>
        </table:table-row>
        <table:table-row table:style-name="ro1">
          <table:table-cell office:value-type="string" calcext:value-type="string">
            <text:p>9782800136523</text:p>
          </table:table-cell>
          <table:table-cell table:formula="of:=[.$B$1]&amp;[.A166]&amp;&quot;/[0:300]&quot;" office:value-type="string" office:string-value="https://reader.izneo.com/read/9782800136523/[0:300]" calcext:value-type="string">
            <text:p>https://reader.izneo.com/read/9782800136523/[0:300]</text:p>
          </table:table-cell>
        </table:table-row>
        <table:table-row table:style-name="ro1">
          <table:table-cell office:value-type="string" calcext:value-type="string">
            <text:p>9782800136554</text:p>
          </table:table-cell>
          <table:table-cell table:formula="of:=[.$B$1]&amp;[.A167]&amp;&quot;/[0:300]&quot;" office:value-type="string" office:string-value="https://reader.izneo.com/read/9782800136554/[0:300]" calcext:value-type="string">
            <text:p>https://reader.izneo.com/read/9782800136554/[0:300]</text:p>
          </table:table-cell>
        </table:table-row>
        <table:table-row table:style-name="ro1">
          <table:table-cell office:value-type="string" calcext:value-type="string">
            <text:p>9782800136561</text:p>
          </table:table-cell>
          <table:table-cell table:formula="of:=[.$B$1]&amp;[.A168]&amp;&quot;/[0:300]&quot;" office:value-type="string" office:string-value="https://reader.izneo.com/read/9782800136561/[0:300]" calcext:value-type="string">
            <text:p>https://reader.izneo.com/read/9782800136561/[0:300]</text:p>
          </table:table-cell>
        </table:table-row>
        <table:table-row table:style-name="ro1">
          <table:table-cell office:value-type="string" calcext:value-type="string">
            <text:p>9782800136592</text:p>
          </table:table-cell>
          <table:table-cell table:formula="of:=[.$B$1]&amp;[.A169]&amp;&quot;/[0:300]&quot;" office:value-type="string" office:string-value="https://reader.izneo.com/read/9782800136592/[0:300]" calcext:value-type="string">
            <text:p>https://reader.izneo.com/read/9782800136592/[0:300]</text:p>
          </table:table-cell>
        </table:table-row>
        <table:table-row table:style-name="ro1">
          <table:table-cell office:value-type="string" calcext:value-type="string">
            <text:p>9782800136608</text:p>
          </table:table-cell>
          <table:table-cell table:formula="of:=[.$B$1]&amp;[.A170]&amp;&quot;/[0:300]&quot;" office:value-type="string" office:string-value="https://reader.izneo.com/read/9782800136608/[0:300]" calcext:value-type="string">
            <text:p>https://reader.izneo.com/read/9782800136608/[0:300]</text:p>
          </table:table-cell>
        </table:table-row>
        <table:table-row table:style-name="ro1">
          <table:table-cell office:value-type="string" calcext:value-type="string">
            <text:p>9782800136776</text:p>
          </table:table-cell>
          <table:table-cell table:formula="of:=[.$B$1]&amp;[.A171]&amp;&quot;/[0:300]&quot;" office:value-type="string" office:string-value="https://reader.izneo.com/read/9782800136776/[0:300]" calcext:value-type="string">
            <text:p>https://reader.izneo.com/read/9782800136776/[0:300]</text:p>
          </table:table-cell>
        </table:table-row>
        <table:table-row table:style-name="ro1">
          <table:table-cell office:value-type="string" calcext:value-type="string">
            <text:p>9782800136929</text:p>
          </table:table-cell>
          <table:table-cell table:formula="of:=[.$B$1]&amp;[.A172]&amp;&quot;/[0:300]&quot;" office:value-type="string" office:string-value="https://reader.izneo.com/read/9782800136929/[0:300]" calcext:value-type="string">
            <text:p>https://reader.izneo.com/read/9782800136929/[0:300]</text:p>
          </table:table-cell>
        </table:table-row>
        <table:table-row table:style-name="ro1">
          <table:table-cell office:value-type="string" calcext:value-type="string">
            <text:p>9782800136943</text:p>
          </table:table-cell>
          <table:table-cell table:formula="of:=[.$B$1]&amp;[.A173]&amp;&quot;/[0:300]&quot;" office:value-type="string" office:string-value="https://reader.izneo.com/read/9782800136943/[0:300]" calcext:value-type="string">
            <text:p>https://reader.izneo.com/read/9782800136943/[0:300]</text:p>
          </table:table-cell>
        </table:table-row>
        <table:table-row table:style-name="ro1">
          <table:table-cell office:value-type="string" calcext:value-type="string">
            <text:p>9782800136974</text:p>
          </table:table-cell>
          <table:table-cell table:formula="of:=[.$B$1]&amp;[.A174]&amp;&quot;/[0:300]&quot;" office:value-type="string" office:string-value="https://reader.izneo.com/read/9782800136974/[0:300]" calcext:value-type="string">
            <text:p>https://reader.izneo.com/read/9782800136974/[0:300]</text:p>
          </table:table-cell>
        </table:table-row>
        <table:table-row table:style-name="ro1">
          <table:table-cell office:value-type="string" calcext:value-type="string">
            <text:p>9782800137001</text:p>
          </table:table-cell>
          <table:table-cell table:formula="of:=[.$B$1]&amp;[.A175]&amp;&quot;/[0:300]&quot;" office:value-type="string" office:string-value="https://reader.izneo.com/read/9782800137001/[0:300]" calcext:value-type="string">
            <text:p>https://reader.izneo.com/read/9782800137001/[0:300]</text:p>
          </table:table-cell>
        </table:table-row>
        <table:table-row table:style-name="ro1">
          <table:table-cell office:value-type="string" calcext:value-type="string">
            <text:p>9782800137056</text:p>
          </table:table-cell>
          <table:table-cell table:formula="of:=[.$B$1]&amp;[.A176]&amp;&quot;/[0:300]&quot;" office:value-type="string" office:string-value="https://reader.izneo.com/read/9782800137056/[0:300]" calcext:value-type="string">
            <text:p>https://reader.izneo.com/read/9782800137056/[0:300]</text:p>
          </table:table-cell>
        </table:table-row>
        <table:table-row table:style-name="ro1">
          <table:table-cell office:value-type="string" calcext:value-type="string">
            <text:p>9782800137087</text:p>
          </table:table-cell>
          <table:table-cell table:formula="of:=[.$B$1]&amp;[.A177]&amp;&quot;/[0:300]&quot;" office:value-type="string" office:string-value="https://reader.izneo.com/read/9782800137087/[0:300]" calcext:value-type="string">
            <text:p>https://reader.izneo.com/read/9782800137087/[0:300]</text:p>
          </table:table-cell>
        </table:table-row>
        <table:table-row table:style-name="ro1">
          <table:table-cell office:value-type="string" calcext:value-type="string">
            <text:p>9782800137094</text:p>
          </table:table-cell>
          <table:table-cell table:formula="of:=[.$B$1]&amp;[.A178]&amp;&quot;/[0:300]&quot;" office:value-type="string" office:string-value="https://reader.izneo.com/read/9782800137094/[0:300]" calcext:value-type="string">
            <text:p>https://reader.izneo.com/read/9782800137094/[0:300]</text:p>
          </table:table-cell>
        </table:table-row>
        <table:table-row table:style-name="ro1">
          <table:table-cell office:value-type="string" calcext:value-type="string">
            <text:p>9782800137162</text:p>
          </table:table-cell>
          <table:table-cell table:formula="of:=[.$B$1]&amp;[.A179]&amp;&quot;/[0:300]&quot;" office:value-type="string" office:string-value="https://reader.izneo.com/read/9782800137162/[0:300]" calcext:value-type="string">
            <text:p>https://reader.izneo.com/read/9782800137162/[0:300]</text:p>
          </table:table-cell>
        </table:table-row>
        <table:table-row table:style-name="ro1">
          <table:table-cell office:value-type="string" calcext:value-type="string">
            <text:p>9782800137209</text:p>
          </table:table-cell>
          <table:table-cell table:formula="of:=[.$B$1]&amp;[.A180]&amp;&quot;/[0:300]&quot;" office:value-type="string" office:string-value="https://reader.izneo.com/read/9782800137209/[0:300]" calcext:value-type="string">
            <text:p>https://reader.izneo.com/read/9782800137209/[0:300]</text:p>
          </table:table-cell>
        </table:table-row>
        <table:table-row table:style-name="ro1">
          <table:table-cell office:value-type="string" calcext:value-type="string">
            <text:p>9782800137704</text:p>
          </table:table-cell>
          <table:table-cell table:formula="of:=[.$B$1]&amp;[.A181]&amp;&quot;/[0:300]&quot;" office:value-type="string" office:string-value="https://reader.izneo.com/read/9782800137704/[0:300]" calcext:value-type="string">
            <text:p>https://reader.izneo.com/read/9782800137704/[0:300]</text:p>
          </table:table-cell>
        </table:table-row>
        <table:table-row table:style-name="ro1">
          <table:table-cell office:value-type="string" calcext:value-type="string">
            <text:p>9782800137728</text:p>
          </table:table-cell>
          <table:table-cell table:formula="of:=[.$B$1]&amp;[.A182]&amp;&quot;/[0:300]&quot;" office:value-type="string" office:string-value="https://reader.izneo.com/read/9782800137728/[0:300]" calcext:value-type="string">
            <text:p>https://reader.izneo.com/read/9782800137728/[0:300]</text:p>
          </table:table-cell>
        </table:table-row>
        <table:table-row table:style-name="ro1">
          <table:table-cell office:value-type="string" calcext:value-type="string">
            <text:p>9782800137742</text:p>
          </table:table-cell>
          <table:table-cell table:formula="of:=[.$B$1]&amp;[.A183]&amp;&quot;/[0:300]&quot;" office:value-type="string" office:string-value="https://reader.izneo.com/read/9782800137742/[0:300]" calcext:value-type="string">
            <text:p>https://reader.izneo.com/read/9782800137742/[0:300]</text:p>
          </table:table-cell>
        </table:table-row>
        <table:table-row table:style-name="ro1">
          <table:table-cell office:value-type="string" calcext:value-type="string">
            <text:p>9782800137841</text:p>
          </table:table-cell>
          <table:table-cell table:formula="of:=[.$B$1]&amp;[.A184]&amp;&quot;/[0:300]&quot;" office:value-type="string" office:string-value="https://reader.izneo.com/read/9782800137841/[0:300]" calcext:value-type="string">
            <text:p>https://reader.izneo.com/read/9782800137841/[0:300]</text:p>
          </table:table-cell>
        </table:table-row>
        <table:table-row table:style-name="ro1">
          <table:table-cell office:value-type="string" calcext:value-type="string">
            <text:p>9782800137858</text:p>
          </table:table-cell>
          <table:table-cell table:formula="of:=[.$B$1]&amp;[.A185]&amp;&quot;/[0:300]&quot;" office:value-type="string" office:string-value="https://reader.izneo.com/read/9782800137858/[0:300]" calcext:value-type="string">
            <text:p>https://reader.izneo.com/read/9782800137858/[0:300]</text:p>
          </table:table-cell>
        </table:table-row>
        <table:table-row table:style-name="ro1">
          <table:table-cell office:value-type="string" calcext:value-type="string">
            <text:p>9782800137964</text:p>
          </table:table-cell>
          <table:table-cell table:formula="of:=[.$B$1]&amp;[.A186]&amp;&quot;/[0:300]&quot;" office:value-type="string" office:string-value="https://reader.izneo.com/read/9782800137964/[0:300]" calcext:value-type="string">
            <text:p>https://reader.izneo.com/read/9782800137964/[0:300]</text:p>
          </table:table-cell>
        </table:table-row>
        <table:table-row table:style-name="ro1">
          <table:table-cell office:value-type="string" calcext:value-type="string">
            <text:p>9782800137971</text:p>
          </table:table-cell>
          <table:table-cell table:formula="of:=[.$B$1]&amp;[.A187]&amp;&quot;/[0:300]&quot;" office:value-type="string" office:string-value="https://reader.izneo.com/read/9782800137971/[0:300]" calcext:value-type="string">
            <text:p>https://reader.izneo.com/read/9782800137971/[0:300]</text:p>
          </table:table-cell>
        </table:table-row>
        <table:table-row table:style-name="ro1">
          <table:table-cell office:value-type="string" calcext:value-type="string">
            <text:p>9782800138039</text:p>
          </table:table-cell>
          <table:table-cell table:formula="of:=[.$B$1]&amp;[.A188]&amp;&quot;/[0:300]&quot;" office:value-type="string" office:string-value="https://reader.izneo.com/read/9782800138039/[0:300]" calcext:value-type="string">
            <text:p>https://reader.izneo.com/read/9782800138039/[0:300]</text:p>
          </table:table-cell>
        </table:table-row>
        <table:table-row table:style-name="ro1">
          <table:table-cell office:value-type="string" calcext:value-type="string">
            <text:p>9782800138046</text:p>
          </table:table-cell>
          <table:table-cell table:formula="of:=[.$B$1]&amp;[.A189]&amp;&quot;/[0:300]&quot;" office:value-type="string" office:string-value="https://reader.izneo.com/read/9782800138046/[0:300]" calcext:value-type="string">
            <text:p>https://reader.izneo.com/read/9782800138046/[0:300]</text:p>
          </table:table-cell>
        </table:table-row>
        <table:table-row table:style-name="ro1">
          <table:table-cell office:value-type="string" calcext:value-type="string">
            <text:p>9782800138053</text:p>
          </table:table-cell>
          <table:table-cell table:formula="of:=[.$B$1]&amp;[.A190]&amp;&quot;/[0:300]&quot;" office:value-type="string" office:string-value="https://reader.izneo.com/read/9782800138053/[0:300]" calcext:value-type="string">
            <text:p>https://reader.izneo.com/read/9782800138053/[0:300]</text:p>
          </table:table-cell>
        </table:table-row>
        <table:table-row table:style-name="ro1">
          <table:table-cell office:value-type="string" calcext:value-type="string">
            <text:p>9782800138084</text:p>
          </table:table-cell>
          <table:table-cell table:formula="of:=[.$B$1]&amp;[.A191]&amp;&quot;/[0:300]&quot;" office:value-type="string" office:string-value="https://reader.izneo.com/read/9782800138084/[0:300]" calcext:value-type="string">
            <text:p>https://reader.izneo.com/read/9782800138084/[0:300]</text:p>
          </table:table-cell>
        </table:table-row>
        <table:table-row table:style-name="ro1">
          <table:table-cell office:value-type="string" calcext:value-type="string">
            <text:p>9782800138206</text:p>
          </table:table-cell>
          <table:table-cell table:formula="of:=[.$B$1]&amp;[.A192]&amp;&quot;/[0:300]&quot;" office:value-type="string" office:string-value="https://reader.izneo.com/read/9782800138206/[0:300]" calcext:value-type="string">
            <text:p>https://reader.izneo.com/read/9782800138206/[0:300]</text:p>
          </table:table-cell>
        </table:table-row>
        <table:table-row table:style-name="ro1">
          <table:table-cell office:value-type="string" calcext:value-type="string">
            <text:p>9782800138268</text:p>
          </table:table-cell>
          <table:table-cell table:formula="of:=[.$B$1]&amp;[.A193]&amp;&quot;/[0:300]&quot;" office:value-type="string" office:string-value="https://reader.izneo.com/read/9782800138268/[0:300]" calcext:value-type="string">
            <text:p>https://reader.izneo.com/read/9782800138268/[0:300]</text:p>
          </table:table-cell>
        </table:table-row>
        <table:table-row table:style-name="ro1">
          <table:table-cell office:value-type="string" calcext:value-type="string">
            <text:p>9782800138282</text:p>
          </table:table-cell>
          <table:table-cell table:formula="of:=[.$B$1]&amp;[.A194]&amp;&quot;/[0:300]&quot;" office:value-type="string" office:string-value="https://reader.izneo.com/read/9782800138282/[0:300]" calcext:value-type="string">
            <text:p>https://reader.izneo.com/read/9782800138282/[0:300]</text:p>
          </table:table-cell>
        </table:table-row>
        <table:table-row table:style-name="ro1">
          <table:table-cell office:value-type="string" calcext:value-type="string">
            <text:p>9782800138329</text:p>
          </table:table-cell>
          <table:table-cell table:formula="of:=[.$B$1]&amp;[.A195]&amp;&quot;/[0:300]&quot;" office:value-type="string" office:string-value="https://reader.izneo.com/read/9782800138329/[0:300]" calcext:value-type="string">
            <text:p>https://reader.izneo.com/read/9782800138329/[0:300]</text:p>
          </table:table-cell>
        </table:table-row>
        <table:table-row table:style-name="ro1">
          <table:table-cell office:value-type="string" calcext:value-type="string">
            <text:p>9782800138336</text:p>
          </table:table-cell>
          <table:table-cell table:formula="of:=[.$B$1]&amp;[.A196]&amp;&quot;/[0:300]&quot;" office:value-type="string" office:string-value="https://reader.izneo.com/read/9782800138336/[0:300]" calcext:value-type="string">
            <text:p>https://reader.izneo.com/read/9782800138336/[0:300]</text:p>
          </table:table-cell>
        </table:table-row>
        <table:table-row table:style-name="ro1">
          <table:table-cell office:value-type="string" calcext:value-type="string">
            <text:p>9782800138367</text:p>
          </table:table-cell>
          <table:table-cell table:formula="of:=[.$B$1]&amp;[.A197]&amp;&quot;/[0:300]&quot;" office:value-type="string" office:string-value="https://reader.izneo.com/read/9782800138367/[0:300]" calcext:value-type="string">
            <text:p>https://reader.izneo.com/read/9782800138367/[0:300]</text:p>
          </table:table-cell>
        </table:table-row>
        <table:table-row table:style-name="ro1">
          <table:table-cell office:value-type="string" calcext:value-type="string">
            <text:p>9782800138374</text:p>
          </table:table-cell>
          <table:table-cell table:formula="of:=[.$B$1]&amp;[.A198]&amp;&quot;/[0:300]&quot;" office:value-type="string" office:string-value="https://reader.izneo.com/read/9782800138374/[0:300]" calcext:value-type="string">
            <text:p>https://reader.izneo.com/read/9782800138374/[0:300]</text:p>
          </table:table-cell>
        </table:table-row>
        <table:table-row table:style-name="ro1">
          <table:table-cell office:value-type="string" calcext:value-type="string">
            <text:p>9782800138442</text:p>
          </table:table-cell>
          <table:table-cell table:formula="of:=[.$B$1]&amp;[.A199]&amp;&quot;/[0:300]&quot;" office:value-type="string" office:string-value="https://reader.izneo.com/read/9782800138442/[0:300]" calcext:value-type="string">
            <text:p>https://reader.izneo.com/read/9782800138442/[0:300]</text:p>
          </table:table-cell>
        </table:table-row>
        <table:table-row table:style-name="ro1">
          <table:table-cell office:value-type="string" calcext:value-type="string">
            <text:p>9782800138473</text:p>
          </table:table-cell>
          <table:table-cell table:formula="of:=[.$B$1]&amp;[.A200]&amp;&quot;/[0:300]&quot;" office:value-type="string" office:string-value="https://reader.izneo.com/read/9782800138473/[0:300]" calcext:value-type="string">
            <text:p>https://reader.izneo.com/read/9782800138473/[0:300]</text:p>
          </table:table-cell>
        </table:table-row>
        <table:table-row table:style-name="ro1">
          <table:table-cell office:value-type="string" calcext:value-type="string">
            <text:p>9782800138589</text:p>
          </table:table-cell>
          <table:table-cell table:formula="of:=[.$B$1]&amp;[.A201]&amp;&quot;/[0:300]&quot;" office:value-type="string" office:string-value="https://reader.izneo.com/read/9782800138589/[0:300]" calcext:value-type="string">
            <text:p>https://reader.izneo.com/read/9782800138589/[0:300]</text:p>
          </table:table-cell>
        </table:table-row>
        <table:table-row table:style-name="ro1">
          <table:table-cell office:value-type="string" calcext:value-type="string">
            <text:p>9782800138619</text:p>
          </table:table-cell>
          <table:table-cell table:formula="of:=[.$B$1]&amp;[.A202]&amp;&quot;/[0:300]&quot;" office:value-type="string" office:string-value="https://reader.izneo.com/read/9782800138619/[0:300]" calcext:value-type="string">
            <text:p>https://reader.izneo.com/read/9782800138619/[0:300]</text:p>
          </table:table-cell>
        </table:table-row>
        <table:table-row table:style-name="ro1">
          <table:table-cell office:value-type="string" calcext:value-type="string">
            <text:p>9782800138640</text:p>
          </table:table-cell>
          <table:table-cell table:formula="of:=[.$B$1]&amp;[.A203]&amp;&quot;/[0:300]&quot;" office:value-type="string" office:string-value="https://reader.izneo.com/read/9782800138640/[0:300]" calcext:value-type="string">
            <text:p>https://reader.izneo.com/read/9782800138640/[0:300]</text:p>
          </table:table-cell>
        </table:table-row>
        <table:table-row table:style-name="ro1">
          <table:table-cell office:value-type="string" calcext:value-type="string">
            <text:p>9782800138657</text:p>
          </table:table-cell>
          <table:table-cell table:formula="of:=[.$B$1]&amp;[.A204]&amp;&quot;/[0:300]&quot;" office:value-type="string" office:string-value="https://reader.izneo.com/read/9782800138657/[0:300]" calcext:value-type="string">
            <text:p>https://reader.izneo.com/read/9782800138657/[0:300]</text:p>
          </table:table-cell>
        </table:table-row>
        <table:table-row table:style-name="ro1">
          <table:table-cell office:value-type="string" calcext:value-type="string">
            <text:p>9782800138749</text:p>
          </table:table-cell>
          <table:table-cell table:formula="of:=[.$B$1]&amp;[.A205]&amp;&quot;/[0:300]&quot;" office:value-type="string" office:string-value="https://reader.izneo.com/read/9782800138749/[0:300]" calcext:value-type="string">
            <text:p>https://reader.izneo.com/read/9782800138749/[0:300]</text:p>
          </table:table-cell>
        </table:table-row>
        <table:table-row table:style-name="ro1">
          <table:table-cell office:value-type="string" calcext:value-type="string">
            <text:p>9782800138763</text:p>
          </table:table-cell>
          <table:table-cell table:formula="of:=[.$B$1]&amp;[.A206]&amp;&quot;/[0:300]&quot;" office:value-type="string" office:string-value="https://reader.izneo.com/read/9782800138763/[0:300]" calcext:value-type="string">
            <text:p>https://reader.izneo.com/read/9782800138763/[0:300]</text:p>
          </table:table-cell>
        </table:table-row>
        <table:table-row table:style-name="ro1">
          <table:table-cell office:value-type="string" calcext:value-type="string">
            <text:p>9782800138794</text:p>
          </table:table-cell>
          <table:table-cell table:formula="of:=[.$B$1]&amp;[.A207]&amp;&quot;/[0:300]&quot;" office:value-type="string" office:string-value="https://reader.izneo.com/read/9782800138794/[0:300]" calcext:value-type="string">
            <text:p>https://reader.izneo.com/read/9782800138794/[0:300]</text:p>
          </table:table-cell>
        </table:table-row>
        <table:table-row table:style-name="ro1">
          <table:table-cell office:value-type="string" calcext:value-type="string">
            <text:p>9782800138800</text:p>
          </table:table-cell>
          <table:table-cell table:formula="of:=[.$B$1]&amp;[.A208]&amp;&quot;/[0:300]&quot;" office:value-type="string" office:string-value="https://reader.izneo.com/read/9782800138800/[0:300]" calcext:value-type="string">
            <text:p>https://reader.izneo.com/read/9782800138800/[0:300]</text:p>
          </table:table-cell>
        </table:table-row>
        <table:table-row table:style-name="ro1">
          <table:table-cell office:value-type="string" calcext:value-type="string">
            <text:p>9782800138824</text:p>
          </table:table-cell>
          <table:table-cell table:formula="of:=[.$B$1]&amp;[.A209]&amp;&quot;/[0:300]&quot;" office:value-type="string" office:string-value="https://reader.izneo.com/read/9782800138824/[0:300]" calcext:value-type="string">
            <text:p>https://reader.izneo.com/read/9782800138824/[0:300]</text:p>
          </table:table-cell>
        </table:table-row>
        <table:table-row table:style-name="ro1">
          <table:table-cell office:value-type="string" calcext:value-type="string">
            <text:p>9782800138862</text:p>
          </table:table-cell>
          <table:table-cell table:formula="of:=[.$B$1]&amp;[.A210]&amp;&quot;/[0:300]&quot;" office:value-type="string" office:string-value="https://reader.izneo.com/read/9782800138862/[0:300]" calcext:value-type="string">
            <text:p>https://reader.izneo.com/read/9782800138862/[0:300]</text:p>
          </table:table-cell>
        </table:table-row>
        <table:table-row table:style-name="ro1">
          <table:table-cell office:value-type="string" calcext:value-type="string">
            <text:p>9782800138909</text:p>
          </table:table-cell>
          <table:table-cell table:formula="of:=[.$B$1]&amp;[.A211]&amp;&quot;/[0:300]&quot;" office:value-type="string" office:string-value="https://reader.izneo.com/read/9782800138909/[0:300]" calcext:value-type="string">
            <text:p>https://reader.izneo.com/read/9782800138909/[0:300]</text:p>
          </table:table-cell>
        </table:table-row>
        <table:table-row table:style-name="ro1">
          <table:table-cell office:value-type="string" calcext:value-type="string">
            <text:p>9782800138923</text:p>
          </table:table-cell>
          <table:table-cell table:formula="of:=[.$B$1]&amp;[.A212]&amp;&quot;/[0:300]&quot;" office:value-type="string" office:string-value="https://reader.izneo.com/read/9782800138923/[0:300]" calcext:value-type="string">
            <text:p>https://reader.izneo.com/read/9782800138923/[0:300]</text:p>
          </table:table-cell>
        </table:table-row>
        <table:table-row table:style-name="ro1">
          <table:table-cell office:value-type="string" calcext:value-type="string">
            <text:p>9782800138947</text:p>
          </table:table-cell>
          <table:table-cell table:formula="of:=[.$B$1]&amp;[.A213]&amp;&quot;/[0:300]&quot;" office:value-type="string" office:string-value="https://reader.izneo.com/read/9782800138947/[0:300]" calcext:value-type="string">
            <text:p>https://reader.izneo.com/read/9782800138947/[0:300]</text:p>
          </table:table-cell>
        </table:table-row>
        <table:table-row table:style-name="ro1">
          <table:table-cell office:value-type="string" calcext:value-type="string">
            <text:p>9782800138954</text:p>
          </table:table-cell>
          <table:table-cell table:formula="of:=[.$B$1]&amp;[.A214]&amp;&quot;/[0:300]&quot;" office:value-type="string" office:string-value="https://reader.izneo.com/read/9782800138954/[0:300]" calcext:value-type="string">
            <text:p>https://reader.izneo.com/read/9782800138954/[0:300]</text:p>
          </table:table-cell>
        </table:table-row>
        <table:table-row table:style-name="ro1">
          <table:table-cell office:value-type="string" calcext:value-type="string">
            <text:p>9782800139128</text:p>
          </table:table-cell>
          <table:table-cell table:formula="of:=[.$B$1]&amp;[.A215]&amp;&quot;/[0:300]&quot;" office:value-type="string" office:string-value="https://reader.izneo.com/read/9782800139128/[0:300]" calcext:value-type="string">
            <text:p>https://reader.izneo.com/read/9782800139128/[0:300]</text:p>
          </table:table-cell>
        </table:table-row>
        <table:table-row table:style-name="ro1">
          <table:table-cell office:value-type="string" calcext:value-type="string">
            <text:p>9782800139135</text:p>
          </table:table-cell>
          <table:table-cell table:formula="of:=[.$B$1]&amp;[.A216]&amp;&quot;/[0:300]&quot;" office:value-type="string" office:string-value="https://reader.izneo.com/read/9782800139135/[0:300]" calcext:value-type="string">
            <text:p>https://reader.izneo.com/read/9782800139135/[0:300]</text:p>
          </table:table-cell>
        </table:table-row>
        <table:table-row table:style-name="ro1">
          <table:table-cell office:value-type="string" calcext:value-type="string">
            <text:p>9782800139203</text:p>
          </table:table-cell>
          <table:table-cell table:formula="of:=[.$B$1]&amp;[.A217]&amp;&quot;/[0:300]&quot;" office:value-type="string" office:string-value="https://reader.izneo.com/read/9782800139203/[0:300]" calcext:value-type="string">
            <text:p>https://reader.izneo.com/read/9782800139203/[0:300]</text:p>
          </table:table-cell>
        </table:table-row>
        <table:table-row table:style-name="ro1">
          <table:table-cell office:value-type="string" calcext:value-type="string">
            <text:p>9782800139272</text:p>
          </table:table-cell>
          <table:table-cell table:formula="of:=[.$B$1]&amp;[.A218]&amp;&quot;/[0:300]&quot;" office:value-type="string" office:string-value="https://reader.izneo.com/read/9782800139272/[0:300]" calcext:value-type="string">
            <text:p>https://reader.izneo.com/read/9782800139272/[0:300]</text:p>
          </table:table-cell>
        </table:table-row>
        <table:table-row table:style-name="ro1">
          <table:table-cell office:value-type="string" calcext:value-type="string">
            <text:p>9782800139296</text:p>
          </table:table-cell>
          <table:table-cell table:formula="of:=[.$B$1]&amp;[.A219]&amp;&quot;/[0:300]&quot;" office:value-type="string" office:string-value="https://reader.izneo.com/read/9782800139296/[0:300]" calcext:value-type="string">
            <text:p>https://reader.izneo.com/read/9782800139296/[0:300]</text:p>
          </table:table-cell>
        </table:table-row>
        <table:table-row table:style-name="ro1">
          <table:table-cell office:value-type="string" calcext:value-type="string">
            <text:p>9782800139326</text:p>
          </table:table-cell>
          <table:table-cell table:formula="of:=[.$B$1]&amp;[.A220]&amp;&quot;/[0:300]&quot;" office:value-type="string" office:string-value="https://reader.izneo.com/read/9782800139326/[0:300]" calcext:value-type="string">
            <text:p>https://reader.izneo.com/read/9782800139326/[0:300]</text:p>
          </table:table-cell>
        </table:table-row>
        <table:table-row table:style-name="ro1">
          <table:table-cell office:value-type="string" calcext:value-type="string">
            <text:p>9782800139357</text:p>
          </table:table-cell>
          <table:table-cell table:formula="of:=[.$B$1]&amp;[.A221]&amp;&quot;/[0:300]&quot;" office:value-type="string" office:string-value="https://reader.izneo.com/read/9782800139357/[0:300]" calcext:value-type="string">
            <text:p>https://reader.izneo.com/read/9782800139357/[0:300]</text:p>
          </table:table-cell>
        </table:table-row>
        <table:table-row table:style-name="ro1">
          <table:table-cell office:value-type="string" calcext:value-type="string">
            <text:p>9782800139364</text:p>
          </table:table-cell>
          <table:table-cell table:formula="of:=[.$B$1]&amp;[.A222]&amp;&quot;/[0:300]&quot;" office:value-type="string" office:string-value="https://reader.izneo.com/read/9782800139364/[0:300]" calcext:value-type="string">
            <text:p>https://reader.izneo.com/read/9782800139364/[0:300]</text:p>
          </table:table-cell>
        </table:table-row>
        <table:table-row table:style-name="ro1">
          <table:table-cell office:value-type="string" calcext:value-type="string">
            <text:p>9782800139470</text:p>
          </table:table-cell>
          <table:table-cell table:formula="of:=[.$B$1]&amp;[.A223]&amp;&quot;/[0:300]&quot;" office:value-type="string" office:string-value="https://reader.izneo.com/read/9782800139470/[0:300]" calcext:value-type="string">
            <text:p>https://reader.izneo.com/read/9782800139470/[0:300]</text:p>
          </table:table-cell>
        </table:table-row>
        <table:table-row table:style-name="ro1">
          <table:table-cell office:value-type="string" calcext:value-type="string">
            <text:p>9782800139586</text:p>
          </table:table-cell>
          <table:table-cell table:formula="of:=[.$B$1]&amp;[.A224]&amp;&quot;/[0:300]&quot;" office:value-type="string" office:string-value="https://reader.izneo.com/read/9782800139586/[0:300]" calcext:value-type="string">
            <text:p>https://reader.izneo.com/read/9782800139586/[0:300]</text:p>
          </table:table-cell>
        </table:table-row>
        <table:table-row table:style-name="ro1">
          <table:table-cell office:value-type="string" calcext:value-type="string">
            <text:p>9782800139593</text:p>
          </table:table-cell>
          <table:table-cell table:formula="of:=[.$B$1]&amp;[.A225]&amp;&quot;/[0:300]&quot;" office:value-type="string" office:string-value="https://reader.izneo.com/read/9782800139593/[0:300]" calcext:value-type="string">
            <text:p>https://reader.izneo.com/read/9782800139593/[0:300]</text:p>
          </table:table-cell>
        </table:table-row>
        <table:table-row table:style-name="ro1">
          <table:table-cell office:value-type="string" calcext:value-type="string">
            <text:p>9782800139760</text:p>
          </table:table-cell>
          <table:table-cell table:formula="of:=[.$B$1]&amp;[.A226]&amp;&quot;/[0:300]&quot;" office:value-type="string" office:string-value="https://reader.izneo.com/read/9782800139760/[0:300]" calcext:value-type="string">
            <text:p>https://reader.izneo.com/read/9782800139760/[0:300]</text:p>
          </table:table-cell>
        </table:table-row>
        <table:table-row table:style-name="ro1">
          <table:table-cell office:value-type="string" calcext:value-type="string">
            <text:p>9782800139913</text:p>
          </table:table-cell>
          <table:table-cell table:formula="of:=[.$B$1]&amp;[.A227]&amp;&quot;/[0:300]&quot;" office:value-type="string" office:string-value="https://reader.izneo.com/read/9782800139913/[0:300]" calcext:value-type="string">
            <text:p>https://reader.izneo.com/read/9782800139913/[0:300]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<text:a xlink:href="https://reader.izneo.com/read/978280014%5B0000:9999%5D/" xlink:type="simple">https://reader.izneo.com/read/978280014[0000:9999]/</text:a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9:55:37.441914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30T10:09:32.148250039</dc:date>
    <meta:editing-duration>P1DT7H50M10S</meta:editing-duration>
    <meta:editing-cycles>35</meta:editing-cycles>
    <meta:generator>LibreOffice/5.0.3.2$Linux_X86_64 LibreOffice_project/00m0$Build-2</meta:generator>
    <dc:creator>Froum </dc:creator>
    <meta:document-statistic meta:table-count="1" meta:cell-count="454" meta:object-count="0"/>
  </office:meta>
</office:document-meta>
</file>